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70.45pt"/>
    </style:style>
    <style:style style:family="table-column" style:name="co2">
      <style:table-column-properties fo:break-before="auto" style:column-width="81.64pt"/>
    </style:style>
    <style:style style:family="table-column" style:name="co3">
      <style:table-column-properties fo:break-before="auto" style:column-width="50.29pt"/>
    </style:style>
    <style:style style:family="table-column" style:name="co4">
      <style:table-column-properties fo:break-before="auto" style:column-width="76.11pt"/>
    </style:style>
    <style:style style:family="table-column" style:name="co5">
      <style:table-column-properties fo:break-before="auto" style:column-width="26.16pt"/>
    </style:style>
    <style:style style:family="table-column" style:name="co6">
      <style:table-column-properties fo:break-before="auto" style:column-width="73.76pt"/>
    </style:style>
    <style:style style:family="table-column" style:name="co7">
      <style:table-column-properties fo:break-before="auto" style:column-width="59.44pt"/>
    </style:style>
    <style:style style:family="table-column" style:name="co8">
      <style:table-column-properties fo:break-before="auto" style:column-width="92.7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39.74pt"/>
    </style:style>
    <style:style style:family="table-row" style:name="ro3">
      <style:table-row-properties fo:break-before="auto" style:use-optimal-row-height="false" style:row-height="51pt"/>
    </style:style>
    <style:style style:family="table-row" style:name="ro4">
      <style:table-row-properties fo:break-before="auto" style:use-optimal-row-height="false" style:row-height="12.76pt"/>
    </style:style>
    <style:style style:family="table" style:name="ta1" style:master-page-name="PageStyle_5f_Overijssel">
      <style:table-properties style:writing-mode="lr-tb" table:display="true"/>
    </style:style>
    <style:style style:family="table-cell" style:parent-style-name="TL_20_Title" style:name="ce1">
      <style:table-cell-properties fo:border-left="1.76pt solid #313739" fo:border-top="1.76pt solid #313739" fo:border-right="none" style:diagonal-tl-br="none" fo:border-bottom="1.76pt solid #313739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fo:padding="2.01pt"/>
    </style:style>
    <style:style style:family="table-cell" style:parent-style-name="TL_20_RowProperty" style:name="ce3">
      <style:table-cell-properties style:glyph-orientation-vertical="0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5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RowHeader" style:name="ce6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RowHeader" style:name="ce7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Default" style:name="ce8">
      <style:table-cell-properties fo:padding="2.01pt" fo:border-left="none" fo:border-top="1.76pt solid #313739" fo:border-right="none" style:diagonal-tl-br="none" fo:border-bottom="1.76pt solid #313739" style:diagonal-bl-tr="none" style:rotation-align="none"/>
    </style:style>
    <style:style style:family="table-cell" style:parent-style-name="TL_20_RowProperty" style:name="ce9">
      <style:table-cell-properties style:glyph-orientation-vertical="0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0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1">
      <style:table-cell-properties style:glyph-orientation-vertical="0" fo:border-left="none" style:text-align-source="value-type" style:direction="ltr" fo:border-top="1.76pt solid #313739" style:repeat-content="false" fo:border-right="none" fo:border-bottom="none" style:diagonal-tl-br="none" style:shrink-to-fit="false" fo:wrap-option="wrap" style:vertical-align="top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TL_20_RowHeader" style:name="ce12">
      <style:table-cell-properties style:glyph-orientation-vertical="0" style:text-align-source="value-type" style:direction="ltr" style:repeat-content="false" style:shrink-to-fit="false" fo:wrap-option="wrap" style:vertical-align="top" ns41:vertical-justify="auto" style:rotation-angle="0"/>
      <style:paragraph-properties fo:margin-left="0pt" style:writing-mode="page" css3t:text-justify="auto"/>
    </style:style>
    <style:style style:family="table-cell" style:parent-style-name="TL_20_RowHeader" style:name="ce1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Default" style:name="ce14">
      <style:table-cell-properties fo:border-left="none" fo:border-top="1.76pt solid #313739" fo:border-right="none" style:diagonal-tl-br="none" fo:border-bottom="1.76pt solid #313739" style:diagonal-bl-tr="none"/>
    </style:style>
    <style:style style:family="table-cell" style:parent-style-name="Default" style:name="ce15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7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8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9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RowProperty" style:name="ce20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21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22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RowHeader" style:name="ce23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RowHeader" style:name="ce24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TL_20_ColHeader" style:name="ce25">
      <style:table-cell-properties style:glyph-orientation-vertical="0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27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Data" style:name="ce28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Data" style:name="ce29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TL_20_ColHeader" style:name="ce30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1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32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TL_20_Data" style:name="ce3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ColHeader" style:name="ce34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7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none" style:text-align-source="fix" style:direction="ltr" fo:border-top="1.76pt solid #313739" style:repeat-content="false" fo:border-right="1.76pt solid #313739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40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Data" style:name="ce41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Data" style:name="ce42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Default" style:name="ce43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5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style:text-align-source="fix" style:direction="ltr" style:repeat-content="false" style:shrink-to-fit="false" fo:wrap-option="no-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2.01pt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0">
      <style:table-cell-properties style:glyph-orientation-vertical="0" fo:padding="2.01pt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2">
      <style:table-cell-properties fo:padding="2.01pt" fo:border-left="none" fo:border-top="1.76pt solid #313739" fo:border-right="1.76pt solid #313739" style:diagonal-tl-br="none" fo:border-bottom="1.76pt solid #313739" style:diagonal-bl-tr="none" style:rotation-align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5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fix" style:direction="ltr" fo:border-top="none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9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2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3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87.45pt" fo:min-height="48.1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Lucida Sans Unicode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Lucida Sans Unicode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 table:number-columns-repeated="3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 table:number-columns-repeated="5"/>
        <table:table-column table:style-name="co3" table:default-cell-style-name="Default" table:number-columns-repeated="1007"/>
        <table:table-row table:style-name="ro1">
          <table:table-cell ns42:value-type="string" table:style-name="ce1" office:value-type="string">
            <text:p>Plaatselijke indeeling : bewoonde en onbewoonde huizen, bewoonde schepen en wagens.</text:p>
          </table:table-cell>
          <table:table-cell table:style-name="ce8"/>
          <table:table-cell table:style-name="ce14" table:number-columns-repeated="2"/>
          <table:table-cell table:style-name="ce8" table:number-columns-repeated="19"/>
          <table:table-cell table:style-name="ce52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number-rows-spanned="2" table:style-name="ce3" table:number-columns-spanned="1" office:value-type="string">
            <text:p>Gemeenten.</text:p>
          </table:table-cell>
          <table:table-cell ns42:value-type="string" table:number-rows-spanned="2" table:style-name="ce9" table:number-columns-spanned="4" office:value-type="string">
            <text:p>Plaatselijke indeeling.</text:p>
          </table:table-cell>
          <table:covered-table-cell table:style-name="ce15" table:number-columns-repeated="2"/>
          <table:covered-table-cell table:style-name="ce20"/>
          <table:table-cell/>
          <table:table-cell ns42:value-type="string" table:number-rows-spanned="1" table:style-name="ce25" table:number-columns-spanned="3" office:value-type="string">
            <text:p>Woonhuizen in de gemeente.</text:p>
          </table:table-cell>
          <table:covered-table-cell table:style-name="ce30" table:number-columns-repeated="2"/>
          <table:table-cell ns42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2:value-type="string" table:number-rows-spanned="2" table:style-name="ce35" table:number-columns-spanned="1" office:value-type="string">
            <text:p>Verdere onbewoonde gebouwen als kerken, scholen, schuren, pakhuizen, enz.</text:p>
            <office:annotation>
              <text:p>http://lod.cedar-project.nl/vocab/cedar#houseType=http://lod.cedar-project.nl/vocab/cedar#house-OverigeGebouwen</text:p>
            </office:annotation>
          </table:table-cell>
          <table:table-cell ns42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2:value-type="string" table:number-rows-spanned="1" table:style-name="ce34" table:number-columns-spanned="3" office:value-type="string">
            <text:p>Bevolking die in de gemeente werkelijke woonplaats heeft.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2"/>
          <table:table-cell ns42:value-type="string" table:number-rows-spanned="1" table:style-name="ce38" table:number-columns-spanned="2" office:value-type="string">
            <text:p>Tijdelijk aanwezigen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8"/>
          <table:table-cell ns42:value-type="string" table:number-rows-spanned="2" table:style-name="ce43" table:number-columns-spanned="1" office:value-type="string">
            <text:p>Telling</text:p>
          </table:table-cell>
          <table:table-cell ns42:value-type="string" table:number-rows-spanned="2" table:style-name="ce48" table:number-columns-spanned="1" office:value-type="string">
            <text:p>Tabel</text:p>
          </table:table-cell>
          <table:table-cell ns42:value-type="string" table:number-rows-spanned="2" table:style-name="ce48" table:number-columns-spanned="1" office:value-type="string">
            <text:p>Pagina</text:p>
          </table:table-cell>
          <table:table-cell ns42:value-type="string" table:number-rows-spanned="2" table:style-name="ce48" table:number-columns-spanned="1" office:value-type="string">
            <text:p>Provincie</text:p>
          </table:table-cell>
          <table:table-cell ns42:value-type="string" table:number-rows-spanned="2" table:style-name="ce53" table:number-columns-spanned="1" office:value-type="string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style-name="ce16" table:number-columns-repeated="2"/>
          <table:covered-table-cell table:style-name="ce21"/>
          <table:table-cell/>
          <table:table-cell ns42:value-type="string" table:style-name="ce26" office:value-type="string">
            <text:p>Bewoonde huizen.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style-name="ce31" office:value-type="string">
            <text:p>Onbewoonde woonhuizen.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style-name="ce31" office:value-type="string">
            <text:p>Woonhuizen in aanbouw.</text:p>
            <office:annotation>
              <text:p>http://lod.cedar-project.nl/vocab/cedar#houseType=http://lod.cedar-project.nl/vocab/cedar#house-HuizenAanbouw</text:p>
            </office:annotation>
          </table:table-cell>
          <table:table-cell ns42:value-type="string" table:number-rows-spanned="1" table:style-name="ce31" table:number-columns-spanned="2" office:value-type="string">
            <text:p>waarvan de bewoners werkelijke woonplaats in de gemeente hebben.</text:p>
            <office:annotation>
              <text:p>http://lod.cedar-project.nl/vocab/cedar#residenceStatus=http://lod.cedar-project.nl/vocab/cedar-residenceStatus#AltijdAanwezig</text:p>
            </office:annotation>
          </table:table-cell>
          <table:covered-table-cell table:style-name="ce31"/>
          <table:covered-table-cell table:style-name="ce36"/>
          <table:table-cell ns42:value-type="string" table:number-rows-spanned="1" table:style-name="ce31" table:number-columns-spanned="2" office:value-type="string">
            <text:p>Tijdelijk aanwezig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1"/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7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37" office:value-type="string">
            <text:p>Totaal.</text:p>
          </table:table-cell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9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44"/>
          <table:covered-table-cell table:style-name="ce49" table:number-columns-repeated="3"/>
          <table:covered-table-cell table:style-name="ce54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ns42:value-type="string" table:style-name="ce5" office:value-type="string">
            <text:p>Ambt-Almelo</text:p>
          </table:table-cell>
          <table:table-cell ns42:value-type="string" table:style-name="ce11" office:value-type="string">
            <text:p>Geen kom</text:p>
          </table:table-cell>
          <table:table-cell ns42:value-type="string" table:style-name="ce17" office:value-type="string">
            <text:p>A</text:p>
          </table:table-cell>
          <table:table-cell table:style-name="ce18"/>
          <table:table-cell ns42:value-type="string" table:style-name="ce22" office:value-type="string">
            <text:p>Huizen</text:p>
          </table:table-cell>
          <table:table-cell/>
          <table:table-cell ns42:value-type="float" table:style-name="ce27" office:value="275" office:value-type="float">
            <text:p>275</text:p>
          </table:table-cell>
          <table:table-cell ns42:value-type="float" table:style-name="ce32" office:value="2" office:value-type="float">
            <text:p>2</text:p>
          </table:table-cell>
          <table:table-cell table:style-name="ce32" table:number-columns-repeated="3"/>
          <table:table-cell ns42:value-type="float" table:style-name="ce32" office:value="3" office:value-type="float">
            <text:p>3</text:p>
          </table:table-cell>
          <table:table-cell table:style-name="ce32" table:number-columns-repeated="2"/>
          <table:table-cell ns42:value-type="float" table:style-name="ce32" office:value="705" office:value-type="float">
            <text:p>705</text:p>
          </table:table-cell>
          <table:table-cell ns42:value-type="float" table:style-name="ce32" office:value="695" office:value-type="float">
            <text:p>695</text:p>
          </table:table-cell>
          <table:table-cell ns42:value-type="float" table:style-name="ce32" office:value="1400" office:value-type="float">
            <text:p>1400</text:p>
          </table:table-cell>
          <table:table-cell ns42:value-type="float" table:style-name="ce32" office:value="13" office:value-type="float">
            <text:p>13</text:p>
          </table:table-cell>
          <table:table-cell ns42:value-type="float" table:style-name="ce40" office:value="6" office:value-type="float">
            <text:p>6</text:p>
          </table:table-cell>
          <table:table-cell ns42:value-type="string" table:style-name="ce45" office:value-type="string">
            <text:p>VT_1899</text:p>
          </table:table-cell>
          <table:table-cell ns42:value-type="string" table:style-name="ce50" office:value-type="string">
            <text:p>08_D1</text:p>
          </table:table-cell>
          <table:table-cell ns42:value-type="float" table:style-name="ce50" office:value="4" office:value-type="float">
            <text:p>4</text:p>
          </table:table-cell>
          <table:table-cell ns42:value-type="string" table:style-name="ce50" office:value-type="string">
            <text:p>OV</text:p>
          </table:table-cell>
          <table:table-cell ns42:value-type="string" table:style-name="ce55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5" office:value-type="float">
            <text:p>55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394" office:value-type="float">
            <text:p>1394</text:p>
          </table:table-cell>
          <table:table-cell ns42:value-type="float" table:style-name="TL_20_Data" office:value="1365" office:value-type="float">
            <text:p>1365</text:p>
          </table:table-cell>
          <table:table-cell ns42:value-type="float" table:style-name="TL_20_Data" office:value="2759" office:value-type="float">
            <text:p>2759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st. "de Goede Herder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60" office:value-type="float">
            <text:p>16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457" office:value-type="float">
            <text:p>457</text:p>
          </table:table-cell>
          <table:table-cell ns42:value-type="float" table:style-name="TL_20_Data" office:value="449" office:value-type="float">
            <text:p>449</text:p>
          </table:table-cell>
          <table:table-cell ns42:value-type="float" table:style-name="TL_20_Data" office:value="906" office:value-type="float">
            <text:p>90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2" office:value-type="float">
            <text:p>38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029" office:value-type="float">
            <text:p>1029</text:p>
          </table:table-cell>
          <table:table-cell ns42:value-type="float" table:style-name="TL_20_Data" office:value="1034" office:value-type="float">
            <text:p>1034</text:p>
          </table:table-cell>
          <table:table-cell ns42:value-type="float" table:style-name="TL_20_Data" office:value="2063" office:value-type="float">
            <text:p>206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70" office:value-type="float">
            <text:p>1370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589" office:value-type="float">
            <text:p>3589</text:p>
          </table:table-cell>
          <table:table-cell ns42:value-type="float" table:style-name="TL_20_Data" office:value="3705" office:value-type="float">
            <text:p>3705</text:p>
          </table:table-cell>
          <table:table-cell ns42:value-type="float" table:style-name="TL_20_Data" office:value="7294" office:value-type="float">
            <text:p>7294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ce41" office:value="56" office:value-type="float">
            <text:p>5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6" office:value-type="float">
            <text:p>11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0" office:value-type="float">
            <text:p>50</text:p>
          </table:table-cell>
          <table:table-cell table:style-name="TL_20_Data" table:number-columns-repeated="2"/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315" office:value-type="float">
            <text:p>315</text:p>
          </table:table-cell>
          <table:table-cell ns42:value-type="float" table:style-name="TL_20_Data" office:value="551" office:value-type="float">
            <text:p>55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office:value="10" table:style-name="TL_20_Data" table:number-columns-repeated="2" office:value-type="float">
            <text:p>10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ed. Herv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uis van Arres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3" office:value-type="float">
            <text:p>2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4" office:value-type="float">
            <text:p>19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897" office:value-type="float">
            <text:p>897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5" office:value-type="float">
            <text:p>285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699" office:value-type="float">
            <text:p>699</text:p>
          </table:table-cell>
          <table:table-cell ns42:value-type="float" table:style-name="TL_20_Data" office:value="673" office:value-type="float">
            <text:p>673</text:p>
          </table:table-cell>
          <table:table-cell ns42:value-type="float" table:style-name="TL_20_Data" office:value="1372" office:value-type="float">
            <text:p>137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16" office:value-type="float">
            <text:p>11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517" office:value-type="float">
            <text:p>51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6" office:value-type="float">
            <text:p>13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580" office:value-type="float">
            <text:p>58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2" office:value-type="float">
            <text:p>20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51" office:value-type="float">
            <text:p>51</text:p>
          </table:table-cell>
          <table:table-cell table:style-name="TL_20_Data" table:number-columns-repeated="2"/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466" office:value-type="float">
            <text:p>466</text:p>
          </table:table-cell>
          <table:table-cell ns42:value-type="float" table:style-name="TL_20_Data" office:value="903" office:value-type="float">
            <text:p>903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5" office:value-type="float">
            <text:p>19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364" office:value-type="float">
            <text:p>364</text:p>
          </table:table-cell>
          <table:table-cell ns42:value-type="float" table:style-name="TL_20_Data" office:value="668" office:value-type="float">
            <text:p>66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St. Anthony 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St. Catharina 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6" table:style-name="TL_20_Data" table:number-columns-repeated="2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84" office:value-type="float">
            <text:p>18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2"/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753" office:value-type="float">
            <text:p>75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8" office:value-type="float">
            <text:p>158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95" office:value-type="float">
            <text:p>395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780" office:value-type="float">
            <text:p>78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5" office:value-type="float">
            <text:p>20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521" office:value-type="float">
            <text:p>521</text:p>
          </table:table-cell>
          <table:table-cell ns42:value-type="float" table:style-name="TL_20_Data" office:value="494" office:value-type="float">
            <text:p>494</text:p>
          </table:table-cell>
          <table:table-cell ns42:value-type="float" table:style-name="TL_20_Data" office:value="1015" office:value-type="float">
            <text:p>101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0" office:value-type="float">
            <text:p>16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404" office:value-type="float">
            <text:p>404</text:p>
          </table:table-cell>
          <table:table-cell ns42:value-type="float" table:style-name="TL_20_Data" office:value="782" office:value-type="float">
            <text:p>78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Het 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9" table:style-name="TL_20_Data" table:number-columns-repeated="2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26" office:value-type="float">
            <text:p>126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593" office:value-type="float">
            <text:p>59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176" office:value-type="float">
            <text:p>2176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4836" office:value-type="float">
            <text:p>4836</text:p>
          </table:table-cell>
          <table:table-cell ns42:value-type="float" table:style-name="TL_20_Data" office:value="5181" office:value-type="float">
            <text:p>5181</text:p>
          </table:table-cell>
          <table:table-cell ns42:value-type="float" table:style-name="TL_20_Data" office:value="10017" office:value-type="float">
            <text:p>10017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ce41" office:value="158" office:value-type="float">
            <text:p>15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176" office:value-type="float">
            <text:p>2176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4836" office:value-type="float">
            <text:p>4836</text:p>
          </table:table-cell>
          <table:table-cell ns42:value-type="float" table:style-name="TL_20_Data" office:value="5182" office:value-type="float">
            <text:p>5182</text:p>
          </table:table-cell>
          <table:table-cell ns42:value-type="float" table:style-name="TL_20_Data" office:value="10018" office:value-type="float">
            <text:p>10018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ce41" office:value="158" office:value-type="float">
            <text:p>15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oven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oven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9" office:value-type="float">
            <text:p>12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632" office:value-type="float">
            <text:p>63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ovenvaar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Lange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cht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chtervel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0" office:value-type="float">
            <text:p>180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612" office:value-type="float">
            <text:p>612</text:p>
          </table:table-cell>
          <table:table-cell ns42:value-type="float" table:style-name="TL_20_Data" office:value="1217" office:value-type="float">
            <text:p>121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demsvaar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Lange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table:style-name="TL_20_Data" table:number-columns-repeated="4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ro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Muld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Po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Sponturf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Strooien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ogelza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516" office:value-type="float">
            <text:p>516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Kalk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Ommer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Oost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Oostwijk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Oostwijk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2" office:value-type="float">
            <text:p>6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291" office:value-type="float">
            <text:p>29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Kolonie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Ommer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Po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Oosterhu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Po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Sponturf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eldzicht, Rijks Opvoedings-gesticht "Veldzicht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41" office:value-type="float">
            <text:p>241</text:p>
          </table:table-cell>
          <table:table-cell table:style-name="TL_20_Data"/>
          <table:table-cell ns42:value-type="float" table:style-name="TL_20_Data" office:value="241" office:value-type="float">
            <text:p>2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eldzicht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98" office:value-type="float">
            <text:p>9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alk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eneden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455" office:value-type="float">
            <text:p>45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mmerschan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mmerschans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Oud Averee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table:style-name="TL_20_Data" table:number-columns-repeated="4"/>
          <table:table-cell ns42:value-type="float" table:style-name="TL_20_Data" office:value="54" office:value-type="float">
            <text:p>54</text:p>
          </table:table-cell>
          <table:table-cell table:style-name="TL_20_Data" table:number-columns-repeated="2"/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484" office:value-type="float">
            <text:p>48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Oud Averees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03" office:value-type="float">
            <text:p>103</text:p>
          </table:table-cell>
          <table:table-cell table:style-name="TL_20_Data" table:number-columns-repeated="4"/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466" office:value-type="float">
            <text:p>4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Oud Avereest, Verschillende personen die geen bepaald huis of schip bewonen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12"/>
          <table:table-cell table:style-name="TL_20_RowHeader"/>
          <table:table-cell/>
          <table:table-cell table:style-name="ce23"/>
          <table:table-cell/>
          <table:table-cell ns42:value-type="float" table:style-name="ce28" office:value="1152" office:value-type="float">
            <text:p>1152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3449" office:value-type="float">
            <text:p>3449</text:p>
          </table:table-cell>
          <table:table-cell ns42:value-type="float" table:style-name="TL_20_Data" office:value="3067" office:value-type="float">
            <text:p>3067</text:p>
          </table:table-cell>
          <table:table-cell ns42:value-type="float" table:style-name="TL_20_Data" office:value="6516" office:value-type="float">
            <text:p>6516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ce41" office:value="63" office:value-type="float">
            <text:p>6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52" office:value-type="float">
            <text:p>1152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3450" office:value-type="float">
            <text:p>3450</text:p>
          </table:table-cell>
          <table:table-cell ns42:value-type="float" table:style-name="TL_20_Data" office:value="3067" office:value-type="float">
            <text:p>3067</text:p>
          </table:table-cell>
          <table:table-cell ns42:value-type="float" table:style-name="TL_20_Data" office:value="6517" office:value-type="float">
            <text:p>6517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ce41" office:value="63" office:value-type="float">
            <text:p>6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table:style-name="TL_20_Data" table:number-columns-repeated="7"/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ther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Zuid 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8" office:value-type="float">
            <text:p>7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80" office:value-type="float">
            <text:p>38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41" office:value-type="float">
            <text:p>2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03" office:value-type="float">
            <text:p>603</text:p>
          </table:table-cell>
          <table:table-cell ns42:value-type="float" table:style-name="TL_20_Data" office:value="592" office:value-type="float">
            <text:p>592</text:p>
          </table:table-cell>
          <table:table-cell ns42:value-type="float" table:style-name="TL_20_Data" office:value="1195" office:value-type="float">
            <text:p>119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81" office:value-type="float">
            <text:p>28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708" office:value-type="float">
            <text:p>708</text:p>
          </table:table-cell>
          <table:table-cell ns42:value-type="float" table:style-name="TL_20_Data" office:value="696" office:value-type="float">
            <text:p>696</text:p>
          </table:table-cell>
          <table:table-cell ns42:value-type="float" table:style-name="TL_20_Data" office:value="1404" office:value-type="float">
            <text:p>140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erk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oordeinde, Lageweg en Ronde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1" office:value-type="float">
            <text:p>11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523" office:value-type="float">
            <text:p>52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1" office:value-type="float">
            <text:p>11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523" office:value-type="float">
            <text:p>52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7" office:value-type="float">
            <text:p>117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5" office:value-type="float">
            <text:p>9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391" office:value-type="float">
            <text:p>39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Ned. Herv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5" office:value-type="float">
            <text:p>4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1" office:value-type="float">
            <text:p>321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670" office:value-type="float">
            <text:p>670</text:p>
          </table:table-cell>
          <table:table-cell ns42:value-type="float" table:style-name="TL_20_Data" office:value="674" office:value-type="float">
            <text:p>674</text:p>
          </table:table-cell>
          <table:table-cell ns42:value-type="float" table:style-name="TL_20_Data" office:value="1344" office:value-type="float">
            <text:p>1344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table:style-name="ce28"/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21" office:value-type="float">
            <text:p>321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702" office:value-type="float">
            <text:p>702</text:p>
          </table:table-cell>
          <table:table-cell ns42:value-type="float" table:style-name="TL_20_Data" office:value="699" office:value-type="float">
            <text:p>699</text:p>
          </table:table-cell>
          <table:table-cell ns42:value-type="float" table:style-name="TL_20_Data" office:value="1401" office:value-type="float">
            <text:p>1401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Het St. Johannes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9" table:style-name="TL_20_Data" table:number-columns-repeated="2" office:value-type="float">
            <text:p>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76" office:value-type="float">
            <text:p>47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144" office:value-type="float">
            <text:p>1144</text:p>
          </table:table-cell>
          <table:table-cell ns42:value-type="float" table:style-name="TL_20_Data" office:value="1137" office:value-type="float">
            <text:p>1137</text:p>
          </table:table-cell>
          <table:table-cell ns42:value-type="float" table:style-name="TL_20_Data" office:value="2281" office:value-type="float">
            <text:p>2281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77" office:value-type="float">
            <text:p>47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148" office:value-type="float">
            <text:p>1148</text:p>
          </table:table-cell>
          <table:table-cell ns42:value-type="float" table:style-name="TL_20_Data" office:value="1150" office:value-type="float">
            <text:p>1150</text:p>
          </table:table-cell>
          <table:table-cell ns42:value-type="float" table:style-name="TL_20_Data" office:value="2298" office:value-type="float">
            <text:p>2298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6" office:value-type="float">
            <text:p>19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32" office:value-type="float">
            <text:p>532</text:p>
          </table:table-cell>
          <table:table-cell ns42:value-type="float" table:style-name="TL_20_Data" office:value="501" office:value-type="float">
            <text:p>501</text:p>
          </table:table-cell>
          <table:table-cell ns42:value-type="float" table:style-name="TL_20_Data" office:value="1033" office:value-type="float">
            <text:p>103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orne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4" office:value-type="float">
            <text:p>114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64" office:value-type="float">
            <text:p>264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525" office:value-type="float">
            <text:p>52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ertm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151" table:style-name="TL_20_Data" table:number-columns-repeated="2" office:value-type="float">
            <text:p>151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, Gymnasium "St. Alberti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, Klooster der Paters Karmeliet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, Karmelietessen-klooste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1" table:style-name="TL_20_Data" table:number-columns-repeated="2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811" office:value-type="float">
            <text:p>81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7" office:value-type="float">
            <text:p>527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27" office:value-type="float">
            <text:p>1427</text:p>
          </table:table-cell>
          <table:table-cell ns42:value-type="float" table:style-name="TL_20_Data" office:value="1349" office:value-type="float">
            <text:p>1349</text:p>
          </table:table-cell>
          <table:table-cell ns42:value-type="float" table:style-name="TL_20_Data" office:value="2776" office:value-type="float">
            <text:p>2776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04" office:value-type="float">
            <text:p>1004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575" office:value-type="float">
            <text:p>2575</text:p>
          </table:table-cell>
          <table:table-cell ns42:value-type="float" table:style-name="TL_20_Data" office:value="2499" office:value-type="float">
            <text:p>2499</text:p>
          </table:table-cell>
          <table:table-cell ns42:value-type="float" table:style-name="TL_20_Data" office:value="5074" office:value-type="float">
            <text:p>5074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ce41" office:value="58" office:value-type="float">
            <text:p>5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Ned. Herv.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8" table:style-name="TL_20_Data" table:number-columns-repeated="2" office:value-type="float">
            <text:p>8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40" office:value-type="float">
            <text:p>24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517" office:value-type="float">
            <text:p>517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971" office:value-type="float">
            <text:p>971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41" office:value-type="float">
            <text:p>24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27" office:value-type="float">
            <text:p>527</text:p>
          </table:table-cell>
          <table:table-cell ns42:value-type="float" table:style-name="TL_20_Data" office:value="464" office:value-type="float">
            <text:p>464</text:p>
          </table:table-cell>
          <table:table-cell ns42:value-type="float" table:style-name="TL_20_Data" office:value="991" office:value-type="float">
            <text:p>991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en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1" office:value-type="float">
            <text:p>28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15" office:value-type="float">
            <text:p>715</text:p>
          </table:table-cell>
          <table:table-cell ns42:value-type="float" table:style-name="TL_20_Data" office:value="647" office:value-type="float">
            <text:p>647</text:p>
          </table:table-cell>
          <table:table-cell ns42:value-type="float" table:style-name="TL_20_Data" office:value="1362" office:value-type="float">
            <text:p>136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enth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enthe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m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449" office:value-type="float">
            <text:p>44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Milli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Rech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es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table:style-name="TL_20_Data" table:number-columns-repeated="7"/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Anc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9" office:value-type="float">
            <text:p>10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529" office:value-type="float">
            <text:p>52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rn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osterdalf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7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Wel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Welsum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Welsum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Oudleu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4" office:value-type="float">
            <text:p>174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350" office:value-type="float">
            <text:p>350</text:p>
          </table:table-cell>
          <table:table-cell ns42:value-type="float" table:style-name="TL_20_Data" office:value="767" office:value-type="float">
            <text:p>767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Oudleus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Oudleus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Oudleusen, Keeten</text:p>
          </table:table-cell>
          <table:table-cell table:style-name="ce23"/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28" office:value-type="float">
            <text:p>92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368" office:value-type="float">
            <text:p>2368</text:p>
          </table:table-cell>
          <table:table-cell ns42:value-type="float" table:style-name="TL_20_Data" office:value="2078" office:value-type="float">
            <text:p>2078</text:p>
          </table:table-cell>
          <table:table-cell ns42:value-type="float" table:style-name="TL_20_Data" office:value="4446" office:value-type="float">
            <text:p>4446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ce41" office:value="72" office:value-type="float">
            <text:p>7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69" office:value-type="float">
            <text:p>1169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2895" office:value-type="float">
            <text:p>2895</text:p>
          </table:table-cell>
          <table:table-cell ns42:value-type="float" table:style-name="TL_20_Data" office:value="2543" office:value-type="float">
            <text:p>2543</text:p>
          </table:table-cell>
          <table:table-cell ns42:value-type="float" table:style-name="TL_20_Data" office:value="5438" office:value-type="float">
            <text:p>5438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ce41" office:value="101" office:value-type="float">
            <text:p>10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ldenere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469" office:value-type="float">
            <text:p>46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ldeneresch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z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ldener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1" office:value-type="float">
            <text:p>231</text:p>
          </table:table-cell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430" office:value-type="float">
            <text:p>43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elda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9" office:value-type="float">
            <text:p>7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404" office:value-type="float">
            <text:p>404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Wie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461" office:value-type="float">
            <text:p>461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Bent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398" office:value-type="float">
            <text:p>398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Hengev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office:value="209" table:style-name="TL_20_Data" table:number-columns-repeated="2" office:value-type="float">
            <text:p>209</text:p>
          </table:table-cell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13" office:value-type="float">
            <text:p>51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79" office:value-type="float">
            <text:p>1479</text:p>
          </table:table-cell>
          <table:table-cell ns42:value-type="float" table:style-name="TL_20_Data" office:value="1334" office:value-type="float">
            <text:p>1334</text:p>
          </table:table-cell>
          <table:table-cell ns42:value-type="float" table:style-name="TL_20_Data" office:value="2813" office:value-type="float">
            <text:p>2813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ce41" office:value="106" office:value-type="float">
            <text:p>10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R.K. Liefde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1" table:style-name="TL_20_Data" table:number-columns-repeated="2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69" office:value-type="float">
            <text:p>26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589" office:value-type="float">
            <text:p>589</text:p>
          </table:table-cell>
          <table:table-cell ns42:value-type="float" table:style-name="TL_20_Data" office:value="1194" office:value-type="float">
            <text:p>1194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70" office:value-type="float">
            <text:p>27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600" office:value-type="float">
            <text:p>600</text:p>
          </table:table-cell>
          <table:table-cell ns42:value-type="float" table:style-name="TL_20_Data" office:value="1205" office:value-type="float">
            <text:p>1205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74" office:value-type="float">
            <text:p>374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755" office:value-type="float">
            <text:p>75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74" office:value-type="float">
            <text:p>374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755" office:value-type="float">
            <text:p>75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6" office:value-type="float">
            <text:p>43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2:value-type="float" table:style-name="TL_20_Data" office:value="979" office:value-type="float">
            <text:p>979</text:p>
          </table:table-cell>
          <table:table-cell ns42:value-type="float" table:style-name="TL_20_Data" office:value="981" office:value-type="float">
            <text:p>981</text:p>
          </table:table-cell>
          <table:table-cell ns42:value-type="float" table:style-name="TL_20_Data" office:value="1960" office:value-type="float">
            <text:p>1960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45" office:value-type="float">
            <text:p>4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Denekam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676" office:value-type="float">
            <text:p>67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676" office:value-type="float">
            <text:p>67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oord-Deurninge, Klooster St. Nicolaas-Stif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160" office:value-type="float">
            <text:p>160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oord-Deurning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93" office:value-type="float">
            <text:p>293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553" office:value-type="float">
            <text:p>55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enekam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511" office:value-type="float">
            <text:p>51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enekamp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attr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420" office:value-type="float">
            <text:p>42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reklenkam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21" office:value-type="float">
            <text:p>221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Tillig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419" office:value-type="float">
            <text:p>4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root A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Klein A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7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ud Oostmar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ut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15" office:value-type="float">
            <text:p>61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19" office:value-type="float">
            <text:p>1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659" office:value-type="float">
            <text:p>1659</text:p>
          </table:table-cell>
          <table:table-cell ns42:value-type="float" table:style-name="TL_20_Data" office:value="1584" office:value-type="float">
            <text:p>1584</text:p>
          </table:table-cell>
          <table:table-cell ns42:value-type="float" table:style-name="TL_20_Data" office:value="3243" office:value-type="float">
            <text:p>324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81" office:value-type="float">
            <text:p>781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999" office:value-type="float">
            <text:p>1999</text:p>
          </table:table-cell>
          <table:table-cell ns42:value-type="float" table:style-name="TL_20_Data" office:value="1920" office:value-type="float">
            <text:p>1920</text:p>
          </table:table-cell>
          <table:table-cell ns42:value-type="float" table:style-name="TL_20_Data" office:value="3919" office:value-type="float">
            <text:p>3919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rankzinnigengesticht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39" office:value-type="float">
            <text:p>2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roote- en Voorster-Gasthuis</text:p>
          </table:table-cell>
          <table:table-cell table:style-name="ce23"/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298" office:value-type="float">
            <text:p>298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rger-Weeshuis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Oude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9" table:style-name="TL_20_Data" table:number-columns-repeated="2" office:value-type="float">
            <text:p>39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. Jurriens-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cherf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" table:style-name="TL_20_Data" table:number-columns-repeated="2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Wanningshuis</text:p>
          </table:table-cell>
          <table:table-cell table:style-name="ce23"/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8"/>
          <table:table-cell ns42:value-type="float" office:value="7" table:style-name="TL_20_Data" table:number-columns-repeated="2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e Weerds-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Ziekenhuis</text:p>
          </table:table-cell>
          <table:table-cell table:style-name="ce23"/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. Josephs-gesticht</text:p>
          </table:table-cell>
          <table:table-cell table:style-name="ce23"/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eizersplaat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124" office:value-type="float">
            <text:p>12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Hospitaal</text:p>
          </table:table-cell>
          <table:table-cell table:style-name="ce23"/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Militaire bakkerij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ostschool "Rozendaal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ostschool "Hagenbeek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reau van Politi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10"/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Huis van bewarin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10"/>
          <table:table-cell ns42:value-type="float" table:style-name="TL_20_Data" office:value="21" office:value-type="float">
            <text:p>2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816" office:value-type="float">
            <text:p>4816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402" office:value-type="float">
            <text:p>402</text:p>
          </table:table-cell>
          <table:table-cell table:style-name="TL_20_Data" table:number-columns-repeated="2"/>
          <table:table-cell ns42:value-type="float" table:style-name="TL_20_Data" office:value="11591" office:value-type="float">
            <text:p>11591</text:p>
          </table:table-cell>
          <table:table-cell ns42:value-type="float" table:style-name="TL_20_Data" office:value="12089" office:value-type="float">
            <text:p>12089</text:p>
          </table:table-cell>
          <table:table-cell ns42:value-type="float" table:style-name="TL_20_Data" office:value="23680" office:value-type="float">
            <text:p>23680</text:p>
          </table:table-cell>
          <table:table-cell ns42:value-type="float" table:style-name="TL_20_Data" office:value="418" office:value-type="float">
            <text:p>418</text:p>
          </table:table-cell>
          <table:table-cell ns42:value-type="float" table:style-name="ce41" office:value="315" office:value-type="float">
            <text:p>3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2" office:value-type="float">
            <text:p>92</text:p>
          </table:table-cell>
          <table:table-cell table:style-name="TL_20_Data" table:number-columns-repeated="4"/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4"/>
          <table:table-cell ns42:value-type="float" table:style-name="TL_20_Data" office:value="87" office:value-type="float">
            <text:p>87</text:p>
          </table:table-cell>
          <table:table-cell ns42:value-type="float" table:style-name="ce41" office:value="74" office:value-type="float">
            <text:p>7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857" office:value-type="float">
            <text:p>4857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23" office:value-type="float">
            <text:p>423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12377" office:value-type="float">
            <text:p>12377</text:p>
          </table:table-cell>
          <table:table-cell ns42:value-type="float" table:style-name="TL_20_Data" office:value="12787" office:value-type="float">
            <text:p>12787</text:p>
          </table:table-cell>
          <table:table-cell ns42:value-type="float" table:style-name="TL_20_Data" office:value="25164" office:value-type="float">
            <text:p>25164</text:p>
          </table:table-cell>
          <table:table-cell ns42:value-type="float" table:style-name="TL_20_Data" office:value="692" office:value-type="float">
            <text:p>692</text:p>
          </table:table-cell>
          <table:table-cell ns42:value-type="float" table:style-name="ce41" office:value="447" office:value-type="float">
            <text:p>44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et Krankzinnigengesticht</text:p>
          </table:table-cell>
          <table:table-cell table:style-name="ce23"/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63" office:value-type="float">
            <text:p>26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2" office:value-type="float">
            <text:p>15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15" office:value-type="float">
            <text:p>415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777" office:value-type="float">
            <text:p>77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548" office:value-type="float">
            <text:p>548</text:p>
          </table:table-cell>
          <table:table-cell ns42:value-type="float" table:style-name="TL_20_Data" office:value="492" office:value-type="float">
            <text:p>492</text:p>
          </table:table-cell>
          <table:table-cell ns42:value-type="float" table:style-name="TL_20_Data" office:value="1040" office:value-type="float">
            <text:p>104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019" office:value-type="float">
            <text:p>5019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12933" office:value-type="float">
            <text:p>12933</text:p>
          </table:table-cell>
          <table:table-cell ns42:value-type="float" table:style-name="TL_20_Data" office:value="13279" office:value-type="float">
            <text:p>13279</text:p>
          </table:table-cell>
          <table:table-cell ns42:value-type="float" table:style-name="TL_20_Data" office:value="26212" office:value-type="float">
            <text:p>26212</text:p>
          </table:table-cell>
          <table:table-cell ns42:value-type="float" table:style-name="TL_20_Data" office:value="699" office:value-type="float">
            <text:p>699</text:p>
          </table:table-cell>
          <table:table-cell ns42:value-type="float" table:style-name="ce41" office:value="449" office:value-type="float">
            <text:p>44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tede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9" office:value-type="float">
            <text:p>139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628" office:value-type="float">
            <text:p>628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9" office:value-type="float">
            <text:p>139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628" office:value-type="float">
            <text:p>628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Kersp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table:style-name="TL_20_Data" table:number-columns-repeated="7"/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464" office:value-type="float">
            <text:p>46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chipb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77" office:value-type="float">
            <text:p>177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Markv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290" office:value-type="float">
            <text:p>29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4" office:value-type="float">
            <text:p>17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931" office:value-type="float">
            <text:p>93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13" office:value-type="float">
            <text:p>313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783" office:value-type="float">
            <text:p>783</text:p>
          </table:table-cell>
          <table:table-cell ns42:value-type="float" table:style-name="TL_20_Data" office:value="776" office:value-type="float">
            <text:p>776</text:p>
          </table:table-cell>
          <table:table-cell ns42:value-type="float" table:style-name="TL_20_Data" office:value="1559" office:value-type="float">
            <text:p>1559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ce41" office:value="37" office:value-type="float">
            <text:p>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Ra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9" office:value-type="float">
            <text:p>11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82" office:value-type="float">
            <text:p>282</text:p>
          </table:table-cell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556" office:value-type="float">
            <text:p>55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Tjoene, Klooster Sion la Trapp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Tjoen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264" office:value-type="float">
            <text:p>26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Ave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Fries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Ri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9" office:value-type="float">
            <text:p>109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515" office:value-type="float">
            <text:p>515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org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0" office:value-type="float">
            <text:p>9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430" office:value-type="float">
            <text:p>43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orgel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orgele, Tijd. aanw. woonwagen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x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47" office:value-type="float">
            <text:p>14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Colmscha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6" office:value-type="float">
            <text:p>86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28" office:value-type="float">
            <text:p>42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eter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etering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etering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ett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2" office:value-type="float">
            <text:p>6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50" office:value-type="float">
            <text:p>350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inde, Tijdel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kken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34" office:value-type="float">
            <text:p>234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76" office:value-type="float">
            <text:p>776</text:p>
          </table:table-cell>
          <table:table-cell ns42:value-type="float" table:style-name="TL_20_Data" office:value="54" office:value-type="float">
            <text:p>5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133" office:value-type="float">
            <text:p>2133</text:p>
          </table:table-cell>
          <table:table-cell ns42:value-type="float" table:style-name="TL_20_Data" office:value="1889" office:value-type="float">
            <text:p>1889</text:p>
          </table:table-cell>
          <table:table-cell ns42:value-type="float" table:style-name="TL_20_Data" office:value="4022" office:value-type="float">
            <text:p>4022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ce41" office:value="39" office:value-type="float">
            <text:p>3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11" office:value-type="float">
            <text:p>811</text:p>
          </table:table-cell>
          <table:table-cell ns42:value-type="float" table:style-name="TL_20_Data" office:value="58" office:value-type="float">
            <text:p>58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211" office:value-type="float">
            <text:p>2211</text:p>
          </table:table-cell>
          <table:table-cell ns42:value-type="float" table:style-name="TL_20_Data" office:value="1962" office:value-type="float">
            <text:p>1962</text:p>
          </table:table-cell>
          <table:table-cell ns42:value-type="float" table:style-name="TL_20_Data" office:value="4173" office:value-type="float">
            <text:p>4173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</text:p>
          </table:table-cell>
          <table:table-cell ns42:value-type="string" office:value-type="string">
            <text:p>R.K. 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5" office:value-type="float">
            <text:p>19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85" office:value-type="float">
            <text:p>85</text:p>
          </table:table-cell>
          <table:table-cell table:style-name="TL_20_Data" table:number-columns-repeated="2"/>
          <table:table-cell ns42:value-type="float" table:style-name="TL_20_Data" office:value="458" office:value-type="float">
            <text:p>458</text:p>
          </table:table-cell>
          <table:table-cell ns42:value-type="float" table:style-name="TL_20_Data" office:value="545" office:value-type="float">
            <text:p>545</text:p>
          </table:table-cell>
          <table:table-cell ns42:value-type="float" table:style-name="TL_20_Data" office:value="1003" office:value-type="float">
            <text:p>1003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807" office:value-type="float">
            <text:p>807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3</text:p>
          </table:table-cell>
          <table:table-cell ns42:value-type="string" office:value-type="string">
            <text:p>Ned. Herv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3</text:p>
          </table:table-cell>
          <table:table-cell ns42:value-type="string" office:value-type="string">
            <text:p>Klooster het Larinks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8" table:style-name="TL_20_Data" table:number-columns-repeated="2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3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74" office:value-type="float">
            <text:p>174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7" office:value-type="float">
            <text:p>37</text:p>
          </table:table-cell>
          <table:table-cell table:style-name="TL_20_Data" table:number-columns-repeated="2"/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496" office:value-type="float">
            <text:p>496</text:p>
          </table:table-cell>
          <table:table-cell ns42:value-type="float" table:style-name="TL_20_Data" office:value="947" office:value-type="float">
            <text:p>94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4</text:p>
          </table:table-cell>
          <table:table-cell ns42:value-type="string" office:value-type="string">
            <text:p>Oude M. en Vr. 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4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46" office:value-type="float">
            <text:p>14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2:value-type="float" table:style-name="TL_20_Data" office:value="356" office:value-type="float">
            <text:p>356</text:p>
          </table:table-cell>
          <table:table-cell ns42:value-type="float" table:style-name="TL_20_Data" office:value="403" office:value-type="float">
            <text:p>403</text:p>
          </table:table-cell>
          <table:table-cell ns42:value-type="float" table:style-name="TL_20_Data" office:value="759" office:value-type="float">
            <text:p>75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6" office:value-type="float">
            <text:p>136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685" office:value-type="float">
            <text:p>68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6</text:p>
          </table:table-cell>
          <table:table-cell ns42:value-type="string" office:value-type="string">
            <text:p>Alg. Ziekenhuis van de Vereeniging "Ziekenzorg"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8"/>
          <table:table-cell ns42:value-type="float" office:value="5" table:style-name="TL_20_Data" table:number-columns-repeated="2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6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3" office:value-type="float">
            <text:p>163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453" office:value-type="float">
            <text:p>453</text:p>
          </table:table-cell>
          <table:table-cell ns42:value-type="float" table:style-name="TL_20_Data" office:value="423" office:value-type="float">
            <text:p>423</text:p>
          </table:table-cell>
          <table:table-cell ns42:value-type="float" table:style-name="TL_20_Data" office:value="876" office:value-type="float">
            <text:p>87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7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5" office:value-type="float">
            <text:p>16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928" office:value-type="float">
            <text:p>92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8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1" office:value-type="float">
            <text:p>17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505" office:value-type="float">
            <text:p>505</text:p>
          </table:table-cell>
          <table:table-cell ns42:value-type="float" table:style-name="TL_20_Data" office:value="452" office:value-type="float">
            <text:p>452</text:p>
          </table:table-cell>
          <table:table-cell ns42:value-type="float" table:style-name="TL_20_Data" office:value="957" office:value-type="float">
            <text:p>95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9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2" office:value-type="float">
            <text:p>18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87" office:value-type="float">
            <text:p>487</text:p>
          </table:table-cell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938" office:value-type="float">
            <text:p>93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0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337" office:value-type="float">
            <text:p>337</text:p>
          </table:table-cell>
          <table:table-cell ns42:value-type="float" table:style-name="TL_20_Data" office:value="657" office:value-type="float">
            <text:p>65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1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78" office:value-type="float">
            <text:p>478</text:p>
          </table:table-cell>
          <table:table-cell ns42:value-type="float" table:style-name="TL_20_Data" office:value="434" office:value-type="float">
            <text:p>434</text:p>
          </table:table-cell>
          <table:table-cell ns42:value-type="float" table:style-name="TL_20_Data" office:value="912" office:value-type="float">
            <text:p>91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8" office:value-type="float">
            <text:p>16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07" office:value-type="float">
            <text:p>507</text:p>
          </table:table-cell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986" office:value-type="float">
            <text:p>98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3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7" office:value-type="float">
            <text:p>147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840" office:value-type="float">
            <text:p>84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4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table:style-name="TL_20_Data" table:number-columns-repeated="4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459" office:value-type="float">
            <text:p>459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888" office:value-type="float">
            <text:p>88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6" office:value-type="float">
            <text:p>13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97" office:value-type="float">
            <text:p>397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780" office:value-type="float">
            <text:p>78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6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1" office:value-type="float">
            <text:p>8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7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01" office:value-type="float">
            <text:p>40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8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2" office:value-type="float">
            <text:p>172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461" office:value-type="float">
            <text:p>461</text:p>
          </table:table-cell>
          <table:table-cell ns42:value-type="float" table:style-name="TL_20_Data" office:value="453" office:value-type="float">
            <text:p>453</text:p>
          </table:table-cell>
          <table:table-cell ns42:value-type="float" table:style-name="TL_20_Data" office:value="914" office:value-type="float">
            <text:p>91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9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6" office:value-type="float">
            <text:p>146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91" office:value-type="float">
            <text:p>391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796" office:value-type="float">
            <text:p>79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0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8" office:value-type="float">
            <text:p>1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508" office:value-type="float">
            <text:p>508</text:p>
          </table:table-cell>
          <table:table-cell ns42:value-type="float" table:style-name="TL_20_Data" office:value="533" office:value-type="float">
            <text:p>533</text:p>
          </table:table-cell>
          <table:table-cell ns42:value-type="float" table:style-name="TL_20_Data" office:value="1041" office:value-type="float">
            <text:p>104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1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1" office:value-type="float">
            <text:p>121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604" office:value-type="float">
            <text:p>60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table:style-name="TL_20_Data" table:number-columns-repeated="7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3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table:style-name="TL_20_Data" table:number-columns-repeated="7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4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391" office:value-type="float">
            <text:p>39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4" office:value-type="float">
            <text:p>15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425" office:value-type="float">
            <text:p>425</text:p>
          </table:table-cell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841" office:value-type="float">
            <text:p>84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72" office:value-type="float">
            <text:p>347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56" office:value-type="float">
            <text:p>456</text:p>
          </table:table-cell>
          <table:table-cell table:style-name="TL_20_Data" table:number-columns-repeated="2"/>
          <table:table-cell ns42:value-type="float" table:style-name="TL_20_Data" office:value="9425" office:value-type="float">
            <text:p>9425</text:p>
          </table:table-cell>
          <table:table-cell ns42:value-type="float" table:style-name="TL_20_Data" office:value="9471" office:value-type="float">
            <text:p>9471</text:p>
          </table:table-cell>
          <table:table-cell ns42:value-type="float" table:style-name="TL_20_Data" office:value="18896" office:value-type="float">
            <text:p>18896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ce41" office:value="151" office:value-type="float">
            <text:p>15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4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5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5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table:style-name="TL_20_Data" table:number-columns-repeated="7"/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295" office:value-type="float">
            <text:p>29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6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27" office:value-type="float">
            <text:p>1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8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9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0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357" office:value-type="float">
            <text:p>35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3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04" office:value-type="float">
            <text:p>10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58" office:value-type="float">
            <text:p>15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6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0" office:value-type="float">
            <text:p>9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87" office:value-type="float">
            <text:p>48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7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0" office:value-type="float">
            <text:p>11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596" office:value-type="float">
            <text:p>59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8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05" office:value-type="float">
            <text:p>105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9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187" office:value-type="float">
            <text:p>18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1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374" office:value-type="float">
            <text:p>37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3" office:value-type="float">
            <text:p>143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398" office:value-type="float">
            <text:p>398</text:p>
          </table:table-cell>
          <table:table-cell ns42:value-type="float" table:style-name="TL_20_Data" office:value="815" office:value-type="float">
            <text:p>81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3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6" office:value-type="float">
            <text:p>12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685" office:value-type="float">
            <text:p>68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4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588" office:value-type="float">
            <text:p>58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4</text:p>
          </table:table-cell>
          <table:table-cell ns42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09" office:value-type="float">
            <text:p>10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81" office:value-type="float">
            <text:p>98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69" office:value-type="float">
            <text:p>69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818" office:value-type="float">
            <text:p>2818</text:p>
          </table:table-cell>
          <table:table-cell ns42:value-type="float" table:style-name="TL_20_Data" office:value="2623" office:value-type="float">
            <text:p>2623</text:p>
          </table:table-cell>
          <table:table-cell ns42:value-type="float" table:style-name="TL_20_Data" office:value="5441" office:value-type="float">
            <text:p>5441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453" office:value-type="float">
            <text:p>4453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525" office:value-type="float">
            <text:p>525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249" office:value-type="float">
            <text:p>12249</text:p>
          </table:table-cell>
          <table:table-cell ns42:value-type="float" table:style-name="TL_20_Data" office:value="12104" office:value-type="float">
            <text:p>12104</text:p>
          </table:table-cell>
          <table:table-cell ns42:value-type="float" table:style-name="TL_20_Data" office:value="24353" office:value-type="float">
            <text:p>24353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ce41" office:value="181" office:value-type="float">
            <text:p>18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aconie-Arm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13" office:value-type="float">
            <text:p>213</text:p>
          </table:table-cell>
          <table:table-cell table:style-name="TL_20_Data" table:number-columns-repeated="4"/>
          <table:table-cell ns42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2:value-type="float" table:style-name="TL_20_Data" office:value="502" office:value-type="float">
            <text:p>502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976" office:value-type="float">
            <text:p>97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5" office:value-type="float">
            <text:p>14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314" office:value-type="float">
            <text:p>314</text:p>
          </table:table-cell>
          <table:table-cell ns42:value-type="float" table:style-name="TL_20_Data" office:value="632" office:value-type="float">
            <text:p>63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8" office:value-type="float">
            <text:p>16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332" office:value-type="float">
            <text:p>332</text:p>
          </table:table-cell>
          <table:table-cell ns42:value-type="float" table:style-name="TL_20_Data" office:value="671" office:value-type="float">
            <text:p>67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7" office:value-type="float">
            <text:p>527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99" office:value-type="float">
            <text:p>99</text:p>
          </table:table-cell>
          <table:table-cell table:style-name="TL_20_Data" table:number-columns-repeated="2"/>
          <table:table-cell ns42:value-type="float" table:style-name="TL_20_Data" office:value="1189" office:value-type="float">
            <text:p>1189</text:p>
          </table:table-cell>
          <table:table-cell ns42:value-type="float" table:style-name="TL_20_Data" office:value="1155" office:value-type="float">
            <text:p>1155</text:p>
          </table:table-cell>
          <table:table-cell ns42:value-type="float" table:style-name="TL_20_Data" office:value="2344" office:value-type="float">
            <text:p>2344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Onbew. gebouwen</text:p>
          </table:table-cell>
          <table:table-cell table:style-name="ce23"/>
          <table:table-cell/>
          <table:table-cell table:style-name="ce28"/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table:style-name="TL_20_Data" table:number-columns-repeated="4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Schipperij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2" office:value-type="float">
            <text:p>82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09" office:value-type="float">
            <text:p>609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413" office:value-type="float">
            <text:p>1413</text:p>
          </table:table-cell>
          <table:table-cell ns42:value-type="float" table:style-name="TL_20_Data" office:value="1378" office:value-type="float">
            <text:p>1378</text:p>
          </table:table-cell>
          <table:table-cell ns42:value-type="float" table:style-name="TL_20_Data" office:value="2791" office:value-type="float">
            <text:p>2791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Zuid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Zuid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0" office:value-type="float">
            <text:p>17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726" office:value-type="float">
            <text:p>72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Noord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6" office:value-type="float">
            <text:p>11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513" office:value-type="float">
            <text:p>51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Kloo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Midden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Zuid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346" office:value-type="float">
            <text:p>34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Zuideind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Dwarsgrach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212" office:value-type="float">
            <text:p>2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Dwarsgrach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Jo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Muggenbee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6" office:value-type="float">
            <text:p>296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285" office:value-type="float">
            <text:p>128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66" office:value-type="float">
            <text:p>466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36" office:value-type="float">
            <text:p>36</text:p>
          </table:table-cell>
          <table:table-cell table:style-name="TL_20_Data" table:number-columns-repeated="2"/>
          <table:table-cell ns42:value-type="float" table:style-name="TL_20_Data" office:value="1092" office:value-type="float">
            <text:p>1092</text:p>
          </table:table-cell>
          <table:table-cell ns42:value-type="float" table:style-name="TL_20_Data" office:value="919" office:value-type="float">
            <text:p>919</text:p>
          </table:table-cell>
          <table:table-cell ns42:value-type="float" table:style-name="TL_20_Data" office:value="2011" office:value-type="float">
            <text:p>2011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7" office:value-type="float">
            <text:p>56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1236" office:value-type="float">
            <text:p>1236</text:p>
          </table:table-cell>
          <table:table-cell ns42:value-type="float" table:style-name="TL_20_Data" office:value="1258" office:value-type="float">
            <text:p>1258</text:p>
          </table:table-cell>
          <table:table-cell ns42:value-type="float" table:style-name="TL_20_Data" office:value="2494" office:value-type="float">
            <text:p>2494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ce41" office:value="57" office:value-type="float">
            <text:p>5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67" office:value-type="float">
            <text:p>56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1236" office:value-type="float">
            <text:p>1236</text:p>
          </table:table-cell>
          <table:table-cell ns42:value-type="float" table:style-name="TL_20_Data" office:value="1258" office:value-type="float">
            <text:p>1258</text:p>
          </table:table-cell>
          <table:table-cell ns42:value-type="float" table:style-name="TL_20_Data" office:value="2494" office:value-type="float">
            <text:p>2494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ce41" office:value="57" office:value-type="float">
            <text:p>5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496" office:value-type="float">
            <text:p>496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599" office:value-type="float">
            <text:p>59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84" office:value-type="float">
            <text:p>68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1529" office:value-type="float">
            <text:p>1529</text:p>
          </table:table-cell>
          <table:table-cell ns42:value-type="float" table:style-name="TL_20_Data" office:value="1566" office:value-type="float">
            <text:p>1566</text:p>
          </table:table-cell>
          <table:table-cell ns42:value-type="float" table:style-name="TL_20_Data" office:value="3095" office:value-type="float">
            <text:p>3095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ce41" office:value="70" office:value-type="float">
            <text:p>7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 Graf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1" office:value-type="float">
            <text:p>15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office:value="304" table:style-name="TL_20_Data" table:number-columns-repeated="2" office:value-type="float">
            <text:p>304</text:p>
          </table:table-cell>
          <table:table-cell ns42:value-type="float" table:style-name="TL_20_Data" office:value="608" office:value-type="float">
            <text:p>60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orp Kamperzee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orp Kamperzeedijk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9" office:value-type="float">
            <text:p>15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41" office:value-type="float">
            <text:p>64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520" office:value-type="float">
            <text:p>52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356" office:value-type="float">
            <text:p>35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oltho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Holthem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52" office:value-type="float">
            <text:p>252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den V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72" table:style-name="TL_20_Data" table:number-columns-repeated="2" office:value-type="float">
            <text:p>72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Loo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7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Anev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Kri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2" office:value-type="float">
            <text:p>22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69" office:value-type="float">
            <text:p>569</text:p>
          </table:table-cell>
          <table:table-cell ns42:value-type="float" table:style-name="TL_20_Data" office:value="601" office:value-type="float">
            <text:p>601</text:p>
          </table:table-cell>
          <table:table-cell ns42:value-type="float" table:style-name="TL_20_Data" office:value="1170" office:value-type="float">
            <text:p>117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Krim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Krim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8" office:value-type="float">
            <text:p>52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530" office:value-type="float">
            <text:p>1530</text:p>
          </table:table-cell>
          <table:table-cell ns42:value-type="float" table:style-name="TL_20_Data" office:value="1418" office:value-type="float">
            <text:p>1418</text:p>
          </table:table-cell>
          <table:table-cell ns42:value-type="float" table:style-name="TL_20_Data" office:value="2948" office:value-type="float">
            <text:p>2948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24" office:value-type="float">
            <text:p>62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753" office:value-type="float">
            <text:p>1753</text:p>
          </table:table-cell>
          <table:table-cell ns42:value-type="float" table:style-name="TL_20_Data" office:value="1605" office:value-type="float">
            <text:p>1605</text:p>
          </table:table-cell>
          <table:table-cell ns42:value-type="float" table:style-name="TL_20_Data" office:value="3358" office:value-type="float">
            <text:p>3358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ce41" office:value="46" office:value-type="float">
            <text:p>4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4" office:value-type="float">
            <text:p>304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3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710" office:value-type="float">
            <text:p>710</text:p>
          </table:table-cell>
          <table:table-cell ns42:value-type="float" table:style-name="TL_20_Data" office:value="783" office:value-type="float">
            <text:p>783</text:p>
          </table:table-cell>
          <table:table-cell ns42:value-type="float" table:style-name="TL_20_Data" office:value="1493" office:value-type="float">
            <text:p>1493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04" office:value-type="float">
            <text:p>304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3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710" office:value-type="float">
            <text:p>710</text:p>
          </table:table-cell>
          <table:table-cell ns42:value-type="float" table:style-name="TL_20_Data" office:value="783" office:value-type="float">
            <text:p>783</text:p>
          </table:table-cell>
          <table:table-cell ns42:value-type="float" table:style-name="TL_20_Data" office:value="1493" office:value-type="float">
            <text:p>1493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ostelijk deel van Honesch en Lan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7" office:value-type="float">
            <text:p>14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387" office:value-type="float">
            <text:p>387</text:p>
          </table:table-cell>
          <table:table-cell ns42:value-type="float" table:style-name="TL_20_Data" office:value="797" office:value-type="float">
            <text:p>79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rammelo, zuidel. deel van Boekelo en Holt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1" office:value-type="float">
            <text:p>15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395" office:value-type="float">
            <text:p>395</text:p>
          </table:table-cell>
          <table:table-cell ns42:value-type="float" table:style-name="TL_20_Data" office:value="834" office:value-type="float">
            <text:p>834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uidwest. deel van Eppenzolder en noordel. deel van Boek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628" office:value-type="float">
            <text:p>62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noordel. deel van Eppenzolder en westelijk deel van Hone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0" office:value-type="float">
            <text:p>13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325" office:value-type="float">
            <text:p>325</text:p>
          </table:table-cell>
          <table:table-cell ns42:value-type="float" table:style-name="TL_20_Data" office:value="676" office:value-type="float">
            <text:p>67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Buur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5" office:value-type="float">
            <text:p>125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668" office:value-type="float">
            <text:p>66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70" office:value-type="float">
            <text:p>670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876" office:value-type="float">
            <text:p>1876</text:p>
          </table:table-cell>
          <table:table-cell ns42:value-type="float" table:style-name="TL_20_Data" office:value="1727" office:value-type="float">
            <text:p>1727</text:p>
          </table:table-cell>
          <table:table-cell ns42:value-type="float" table:style-name="TL_20_Data" office:value="3603" office:value-type="float">
            <text:p>3603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ce41" office:value="54" office:value-type="float">
            <text:p>5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74" office:value-type="float">
            <text:p>974</text:p>
          </table:table-cell>
          <table:table-cell ns42:value-type="float" table:style-name="TL_20_Data" office:value="67" office:value-type="float">
            <text:p>67</text:p>
          </table:table-cell>
          <table:table-cell table:style-name="TL_20_Data" table:number-columns-repeated="3"/>
          <table:table-cell ns42:value-type="float" table:style-name="TL_20_Data" office:value="60" office:value-type="float">
            <text:p>60</text:p>
          </table:table-cell>
          <table:table-cell table:style-name="TL_20_Data" table:number-columns-repeated="2"/>
          <table:table-cell ns42:value-type="float" table:style-name="TL_20_Data" office:value="2586" office:value-type="float">
            <text:p>2586</text:p>
          </table:table-cell>
          <table:table-cell ns42:value-type="float" table:style-name="TL_20_Data" office:value="2510" office:value-type="float">
            <text:p>2510</text:p>
          </table:table-cell>
          <table:table-cell ns42:value-type="float" table:style-name="TL_20_Data" office:value="5096" office:value-type="float">
            <text:p>5096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ce41" office:value="73" office:value-type="float">
            <text:p>7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1" office:value-type="float">
            <text:p>131</text:p>
          </table:table-cell>
          <table:table-cell table:style-name="TL_20_Data" table:number-columns-repeated="4"/>
          <table:table-cell ns42:value-type="float" table:style-name="TL_20_Data" office:value="59" office:value-type="float">
            <text:p>59</text:p>
          </table:table-cell>
          <table:table-cell table:style-name="TL_20_Data" table:number-columns-repeated="2"/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576" office:value-type="float">
            <text:p>57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1" office:value-type="float">
            <text:p>131</text:p>
          </table:table-cell>
          <table:table-cell table:style-name="TL_20_Data" table:number-columns-repeated="4"/>
          <table:table-cell ns42:value-type="float" table:style-name="TL_20_Data" office:value="59" office:value-type="float">
            <text:p>59</text:p>
          </table:table-cell>
          <table:table-cell table:style-name="TL_20_Data" table:number-columns-repeated="2"/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576" office:value-type="float">
            <text:p>57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Mag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4" office:value-type="float">
            <text:p>22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2:value-type="float" table:style-name="TL_20_Data" office:value="515" office:value-type="float">
            <text:p>515</text:p>
          </table:table-cell>
          <table:table-cell ns42:value-type="float" table:style-name="TL_20_Data" office:value="505" office:value-type="float">
            <text:p>505</text:p>
          </table:table-cell>
          <table:table-cell ns42:value-type="float" table:style-name="TL_20_Data" office:value="1020" office:value-type="float">
            <text:p>1020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Magele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Magele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L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Linde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uurtsch. Meer en Noordm.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Vroomsho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0" office:value-type="float">
            <text:p>380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130" office:value-type="float">
            <text:p>130</text:p>
          </table:table-cell>
          <table:table-cell table:style-name="TL_20_Data" table:number-columns-repeated="2"/>
          <table:table-cell ns42:value-type="float" table:style-name="TL_20_Data" office:value="997" office:value-type="float">
            <text:p>997</text:p>
          </table:table-cell>
          <table:table-cell ns42:value-type="float" table:style-name="TL_20_Data" office:value="954" office:value-type="float">
            <text:p>954</text:p>
          </table:table-cell>
          <table:table-cell ns42:value-type="float" table:style-name="TL_20_Data" office:value="1951" office:value-type="float">
            <text:p>1951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Vroomshoop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40" office:value-type="float">
            <text:p>4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Vroomshoop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36" office:value-type="float">
            <text:p>3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69" office:value-type="float">
            <text:p>76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004" office:value-type="float">
            <text:p>2004</text:p>
          </table:table-cell>
          <table:table-cell ns42:value-type="float" table:style-name="TL_20_Data" office:value="1871" office:value-type="float">
            <text:p>1871</text:p>
          </table:table-cell>
          <table:table-cell ns42:value-type="float" table:style-name="TL_20_Data" office:value="3875" office:value-type="float">
            <text:p>3875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ce41" office:value="126" office:value-type="float">
            <text:p>1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00" office:value-type="float">
            <text:p>900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277" office:value-type="float">
            <text:p>2277</text:p>
          </table:table-cell>
          <table:table-cell ns42:value-type="float" table:style-name="TL_20_Data" office:value="2176" office:value-type="float">
            <text:p>2176</text:p>
          </table:table-cell>
          <table:table-cell ns42:value-type="float" table:style-name="TL_20_Data" office:value="4453" office:value-type="float">
            <text:p>4453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ce41" office:value="134" office:value-type="float">
            <text:p>1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eem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0" office:value-type="float">
            <text:p>110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2:value-type="float" table:style-name="TL_20_Data" office:value="272" office:value-type="float">
            <text:p>272</text:p>
          </table:table-cell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551" office:value-type="float">
            <text:p>55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eems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ruch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1" office:value-type="float">
            <text:p>13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723" office:value-type="float">
            <text:p>723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ruch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ergenthei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1" office:value-type="float">
            <text:p>16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71" office:value-type="float">
            <text:p>471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876" office:value-type="float">
            <text:p>876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ergentheim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Sibcu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452" office:value-type="float">
            <text:p>45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2" office:value-type="float">
            <text:p>6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haar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Diffe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Rhee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office:value="96" table:style-name="TL_20_Data" table:number-columns-repeated="2" office:value-type="float">
            <text:p>96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Baa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31" office:value-type="float">
            <text:p>23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Baalder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Rade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Venebrug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Collendoo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table:style-name="TL_20_Data" table:number-columns-repeated="7"/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Collendoor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Heems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O</text:p>
          </table:table-cell>
          <table:table-cell ns42:value-type="string" office:value-type="string">
            <text:p>Rheez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1" office:value-type="float">
            <text:p>23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2"/>
          <table:table-cell ns42:value-type="float" table:style-name="TL_20_Data" office:value="518" office:value-type="float">
            <text:p>518</text:p>
          </table:table-cell>
          <table:table-cell ns42:value-type="float" table:style-name="TL_20_Data" office:value="502" office:value-type="float">
            <text:p>502</text:p>
          </table:table-cell>
          <table:table-cell ns42:value-type="float" table:style-name="TL_20_Data" office:value="1020" office:value-type="float">
            <text:p>1020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Q</text:p>
          </table:table-cell>
          <table:table-cell ns42:value-type="string" office:value-type="string">
            <text:p>Lut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33" office:value-type="float">
            <text:p>333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632" office:value-type="float">
            <text:p>63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R</text:p>
          </table:table-cell>
          <table:table-cell ns42:value-type="string" office:value-type="string">
            <text:p>Slagha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7" office:value-type="float">
            <text:p>307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733" office:value-type="float">
            <text:p>733</text:p>
          </table:table-cell>
          <table:table-cell ns42:value-type="float" table:style-name="TL_20_Data" office:value="1539" office:value-type="float">
            <text:p>153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S</text:p>
          </table:table-cell>
          <table:table-cell ns42:value-type="string" office:value-type="string">
            <text:p>Schuinesloo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9" office:value-type="float">
            <text:p>79</text:p>
          </table:table-cell>
          <table:table-cell table:style-name="TL_20_Data" table:number-columns-repeated="7"/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22" office:value-type="float">
            <text:p>42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S</text:p>
          </table:table-cell>
          <table:table-cell ns42:value-type="string" office:value-type="string">
            <text:p>Schuinesloo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S</text:p>
          </table:table-cell>
          <table:table-cell ns42:value-type="string" office:value-type="string">
            <text:p>Schuinesloo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624" office:value-type="float">
            <text:p>1624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342" office:value-type="float">
            <text:p>4342</text:p>
          </table:table-cell>
          <table:table-cell ns42:value-type="float" table:style-name="TL_20_Data" office:value="3963" office:value-type="float">
            <text:p>3963</text:p>
          </table:table-cell>
          <table:table-cell ns42:value-type="float" table:style-name="TL_20_Data" office:value="8305" office:value-type="float">
            <text:p>8305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ce41" office:value="183" office:value-type="float">
            <text:p>18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5" office:value-type="float">
            <text:p>16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720" office:value-type="float">
            <text:p>72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374" office:value-type="float">
            <text:p>374</text:p>
          </table:table-cell>
          <table:table-cell ns42:value-type="float" table:style-name="TL_20_Data" office:value="729" office:value-type="float">
            <text:p>729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422" office:value-type="float">
            <text:p>42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table:style-name="TL_20_Data" table:number-columns-repeated="7"/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0" office:value-type="float">
            <text:p>16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36" office:value-type="float">
            <text:p>436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801" office:value-type="float">
            <text:p>80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26" office:value-type="float">
            <text:p>32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791" office:value-type="float">
            <text:p>791</text:p>
          </table:table-cell>
          <table:table-cell ns42:value-type="float" table:style-name="TL_20_Data" office:value="739" office:value-type="float">
            <text:p>739</text:p>
          </table:table-cell>
          <table:table-cell ns42:value-type="float" table:style-name="TL_20_Data" office:value="1530" office:value-type="float">
            <text:p>1530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4" office:value-type="float">
            <text:p>15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300" office:value-type="float">
            <text:p>300</text:p>
          </table:table-cell>
          <table:table-cell ns42:value-type="float" table:style-name="TL_20_Data" office:value="630" office:value-type="float">
            <text:p>63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Ned. Herv. Armbestuu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0" office:value-type="float">
            <text:p>140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568" office:value-type="float">
            <text:p>56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office:value="25" table:style-name="TL_20_Data" table:number-columns-repeated="2" office:value-type="float">
            <text:p>25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54" office:value-type="float">
            <text:p>454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 table:number-columns-repeated="3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ns42:value-type="float" table:style-name="TL_20_Data" office:value="994" office:value-type="float">
            <text:p>994</text:p>
          </table:table-cell>
          <table:table-cell ns42:value-type="float" table:style-name="TL_20_Data" office:value="936" office:value-type="float">
            <text:p>936</text:p>
          </table:table-cell>
          <table:table-cell ns42:value-type="float" table:style-name="TL_20_Data" office:value="1930" office:value-type="float">
            <text:p>1930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ce41" office:value="44" office:value-type="float">
            <text:p>4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table:style-name="TL_20_Data" table:number-columns-repeated="4"/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401" office:value-type="float">
            <text:p>40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4"/>
          <table:table-cell ns42:value-type="float" table:style-name="TL_20_Data" office:value="55" office:value-type="float">
            <text:p>55</text:p>
          </table:table-cell>
          <table:table-cell ns42:value-type="float" table:style-name="ce41" office:value="50" office:value-type="float">
            <text:p>5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95" office:value-type="float">
            <text:p>495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ce41" office:value="50" office:value-type="float">
            <text:p>5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72" office:value-type="float">
            <text:p>472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ns42:value-type="float" table:style-name="TL_20_Data" office:value="88" office:value-type="float">
            <text:p>88</text:p>
          </table:table-cell>
          <table:table-cell table:style-name="TL_20_Data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ns42:value-type="float" table:style-name="TL_20_Data" office:value="1260" office:value-type="float">
            <text:p>1260</text:p>
          </table:table-cell>
          <table:table-cell ns42:value-type="float" table:style-name="TL_20_Data" office:value="1165" office:value-type="float">
            <text:p>1165</text:p>
          </table:table-cell>
          <table:table-cell ns42:value-type="float" table:style-name="TL_20_Data" office:value="2425" office:value-type="float">
            <text:p>2425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ce41" office:value="94" office:value-type="float">
            <text:p>9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2" office:value-type="float">
            <text:p>11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2" office:value-type="float">
            <text:p>11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llen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Zuidveld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uidzandste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 Brin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Alerdinc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19" office:value-type="float">
            <text:p>2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Alerdinck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Noordzandste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't Mo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Noordveld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4" office:value-type="float">
            <text:p>32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884" office:value-type="float">
            <text:p>884</text:p>
          </table:table-cell>
          <table:table-cell ns42:value-type="float" table:style-name="TL_20_Data" office:value="761" office:value-type="float">
            <text:p>761</text:p>
          </table:table-cell>
          <table:table-cell ns42:value-type="float" table:style-name="TL_20_Data" office:value="1645" office:value-type="float">
            <text:p>1645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6" office:value-type="float">
            <text:p>436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125" office:value-type="float">
            <text:p>1125</text:p>
          </table:table-cell>
          <table:table-cell ns42:value-type="float" table:style-name="TL_20_Data" office:value="974" office:value-type="float">
            <text:p>974</text:p>
          </table:table-cell>
          <table:table-cell ns42:value-type="float" table:style-name="TL_20_Data" office:value="2099" office:value-type="float">
            <text:p>2099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8" office:value-type="float">
            <text:p>12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319" office:value-type="float">
            <text:p>319</text:p>
          </table:table-cell>
          <table:table-cell ns42:value-type="float" table:style-name="TL_20_Data" office:value="614" office:value-type="float">
            <text:p>614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ijverd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6" office:value-type="float">
            <text:p>336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1058" office:value-type="float">
            <text:p>1058</text:p>
          </table:table-cell>
          <table:table-cell ns42:value-type="float" table:style-name="TL_20_Data" office:value="1024" office:value-type="float">
            <text:p>1024</text:p>
          </table:table-cell>
          <table:table-cell ns42:value-type="float" table:style-name="TL_20_Data" office:value="2082" office:value-type="float">
            <text:p>2082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64" office:value-type="float">
            <text:p>464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1358" office:value-type="float">
            <text:p>1358</text:p>
          </table:table-cell>
          <table:table-cell ns42:value-type="float" table:style-name="TL_20_Data" office:value="1349" office:value-type="float">
            <text:p>1349</text:p>
          </table:table-cell>
          <table:table-cell ns42:value-type="float" table:style-name="TL_20_Data" office:value="2707" office:value-type="float">
            <text:p>2707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table:style-name="TL_20_Data" table:number-columns-repeated="7"/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ijverd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9" office:value-type="float">
            <text:p>279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586" office:value-type="float">
            <text:p>586</text:p>
          </table:table-cell>
          <table:table-cell ns42:value-type="float" table:style-name="TL_20_Data" office:value="552" office:value-type="float">
            <text:p>552</text:p>
          </table:table-cell>
          <table:table-cell ns42:value-type="float" table:style-name="TL_20_Data" office:value="1138" office:value-type="float">
            <text:p>113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ijverdal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a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3" office:value-type="float">
            <text:p>15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731" office:value-type="float">
            <text:p>73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Elen en Rhaa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5" office:value-type="float">
            <text:p>8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436" office:value-type="float">
            <text:p>4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Elen en Rhaa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Ege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Egede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M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448" office:value-type="float">
            <text:p>44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Da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1" office:value-type="float">
            <text:p>22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594" office:value-type="float">
            <text:p>594</text:p>
          </table:table-cell>
          <table:table-cell ns42:value-type="float" table:style-name="TL_20_Data" office:value="477" office:value-type="float">
            <text:p>477</text:p>
          </table:table-cell>
          <table:table-cell ns42:value-type="float" table:style-name="TL_20_Data" office:value="1071" office:value-type="float">
            <text:p>1071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Daarl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Hul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92" office:value-type="float">
            <text:p>992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2558" office:value-type="float">
            <text:p>2558</text:p>
          </table:table-cell>
          <table:table-cell ns42:value-type="float" table:style-name="TL_20_Data" office:value="2243" office:value-type="float">
            <text:p>2243</text:p>
          </table:table-cell>
          <table:table-cell ns42:value-type="float" table:style-name="TL_20_Data" office:value="4801" office:value-type="float">
            <text:p>4801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ce41" office:value="62" office:value-type="float">
            <text:p>6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456" office:value-type="float">
            <text:p>1456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3916" office:value-type="float">
            <text:p>3916</text:p>
          </table:table-cell>
          <table:table-cell ns42:value-type="float" table:style-name="TL_20_Data" office:value="3592" office:value-type="float">
            <text:p>3592</text:p>
          </table:table-cell>
          <table:table-cell ns42:value-type="float" table:style-name="TL_20_Data" office:value="7508" office:value-type="float">
            <text:p>7508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ce41" office:value="84" office:value-type="float">
            <text:p>8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. Anth. 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6" table:style-name="TL_20_Data" table:number-columns-repeated="2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231" office:value-type="float">
            <text:p>223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103" office:value-type="float">
            <text:p>103</text:p>
          </table:table-cell>
          <table:table-cell table:style-name="TL_20_Data" table:number-columns-repeated="2"/>
          <table:table-cell ns42:value-type="float" table:style-name="TL_20_Data" office:value="5811" office:value-type="float">
            <text:p>5811</text:p>
          </table:table-cell>
          <table:table-cell ns42:value-type="float" table:style-name="TL_20_Data" office:value="5767" office:value-type="float">
            <text:p>5767</text:p>
          </table:table-cell>
          <table:table-cell ns42:value-type="float" table:style-name="TL_20_Data" office:value="11578" office:value-type="float">
            <text:p>1157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Tijd. aanw. woonwagen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eeten</text:p>
          </table:table-cell>
          <table:table-cell table:style-name="ce23"/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238" office:value-type="float">
            <text:p>223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103" office:value-type="float">
            <text:p>10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845" office:value-type="float">
            <text:p>5845</text:p>
          </table:table-cell>
          <table:table-cell ns42:value-type="float" table:style-name="TL_20_Data" office:value="5800" office:value-type="float">
            <text:p>5800</text:p>
          </table:table-cell>
          <table:table-cell ns42:value-type="float" table:style-name="TL_20_Data" office:value="11645" office:value-type="float">
            <text:p>11645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en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3" office:value-type="float">
            <text:p>40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068" office:value-type="float">
            <text:p>1068</text:p>
          </table:table-cell>
          <table:table-cell ns42:value-type="float" table:style-name="TL_20_Data" office:value="1007" office:value-type="float">
            <text:p>1007</text:p>
          </table:table-cell>
          <table:table-cell ns42:value-type="float" table:style-name="TL_20_Data" office:value="2075" office:value-type="float">
            <text:p>207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engelo, Keeten</text:p>
          </table:table-cell>
          <table:table-cell table:style-name="ce23"/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Wo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table:style-name="TL_20_Data" table:number-columns-repeated="7"/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521" office:value-type="float">
            <text:p>52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O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4" office:value-type="float">
            <text:p>74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Beck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16" office:value-type="float">
            <text:p>616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699" office:value-type="float">
            <text:p>1699</text:p>
          </table:table-cell>
          <table:table-cell ns42:value-type="float" table:style-name="TL_20_Data" office:value="1622" office:value-type="float">
            <text:p>1622</text:p>
          </table:table-cell>
          <table:table-cell ns42:value-type="float" table:style-name="TL_20_Data" office:value="3321" office:value-type="float">
            <text:p>332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854" office:value-type="float">
            <text:p>285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2:value-type="float" table:style-name="TL_20_Data" office:value="113" office:value-type="float">
            <text:p>11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7546" office:value-type="float">
            <text:p>7546</text:p>
          </table:table-cell>
          <table:table-cell ns42:value-type="float" table:style-name="TL_20_Data" office:value="7422" office:value-type="float">
            <text:p>7422</text:p>
          </table:table-cell>
          <table:table-cell ns42:value-type="float" table:style-name="TL_20_Data" office:value="14968" office:value-type="float">
            <text:p>14968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35" office:value-type="float">
            <text:p>3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0" office:value-type="float">
            <text:p>15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646" office:value-type="float">
            <text:p>646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50" office:value-type="float">
            <text:p>15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646" office:value-type="float">
            <text:p>646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eer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94" office:value-type="float">
            <text:p>294</text:p>
          </table:table-cell>
          <table:table-cell ns42:value-type="float" table:style-name="TL_20_Data" office:value="265" office:value-type="float">
            <text:p>265</text:p>
          </table:table-cell>
          <table:table-cell ns42:value-type="float" table:style-name="TL_20_Data" office:value="559" office:value-type="float">
            <text:p>559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ijker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345" office:value-type="float">
            <text:p>34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Esp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table:style-name="TL_20_Data" table:number-columns-repeated="7"/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euse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6" office:value-type="float">
            <text:p>8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Loo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2" office:value-type="float">
            <text:p>72</text:p>
          </table:table-cell>
          <table:table-cell table:style-name="TL_20_Data" table:number-columns-repeated="7"/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Bork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table:style-name="TL_20_Data" table:number-columns-repeated="7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96" office:value-type="float">
            <text:p>39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166" office:value-type="float">
            <text:p>1166</text:p>
          </table:table-cell>
          <table:table-cell ns42:value-type="float" table:style-name="TL_20_Data" office:value="1048" office:value-type="float">
            <text:p>1048</text:p>
          </table:table-cell>
          <table:table-cell ns42:value-type="float" table:style-name="TL_20_Data" office:value="2214" office:value-type="float">
            <text:p>2214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46" office:value-type="float">
            <text:p>546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1495" office:value-type="float">
            <text:p>1495</text:p>
          </table:table-cell>
          <table:table-cell ns42:value-type="float" table:style-name="TL_20_Data" office:value="1365" office:value-type="float">
            <text:p>1365</text:p>
          </table:table-cell>
          <table:table-cell ns42:value-type="float" table:style-name="TL_20_Data" office:value="2860" office:value-type="float">
            <text:p>2860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Instructie Bataljo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08" office:value-type="float">
            <text:p>50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15" office:value-type="float">
            <text:p>515</text:p>
          </table:table-cell>
          <table:table-cell ns42:value-type="float" table:style-name="TL_20_Data" office:value="6" office:value-type="float">
            <text:p>6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Cavalerie 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ads 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rger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Militair Hospitaa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7" office:value-type="float">
            <text:p>7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e "toe Boecops Vergadering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e "Averencks Vergadering"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8"/>
          <table:table-cell ns42:value-type="float" office:value="8" table:style-name="TL_20_Data" table:number-columns-repeated="2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R.K. Liefde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4" table:style-name="TL_20_Data" table:number-columns-repeated="2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ethlehems vergadering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8"/>
          <table:table-cell ns42:value-type="float" office:value="6" table:style-name="TL_20_Data" table:number-columns-repeated="2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e beide Vereenigde Gast- en Proveniershuizen</text:p>
          </table:table-cell>
          <table:table-cell table:style-name="ce23"/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191" office:value-type="float">
            <text:p>191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R.K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e Brandsvergadering</text:p>
          </table:table-cell>
          <table:table-cell table:style-name="ce23"/>
          <table:table-cell/>
          <table:table-cell ns42:value-type="float" table:style-name="ce28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root Burger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Vordens en Budelsvergadering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e Hoofdcursu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ref. Diaconie Bestedeling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Uiterwijksvergadering</text:p>
          </table:table-cell>
          <table:table-cell table:style-name="ce23"/>
          <table:table-cell/>
          <table:table-cell table:style-name="ce28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10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690" office:value-type="float">
            <text:p>2690</text:p>
          </table:table-cell>
          <table:table-cell ns42:value-type="float" table:style-name="TL_20_Data" office:value="102" office:value-type="float">
            <text:p>102</text:p>
          </table:table-cell>
          <table:table-cell table:style-name="TL_20_Data" table:number-columns-repeated="3"/>
          <table:table-cell ns42:value-type="float" table:style-name="TL_20_Data" office:value="355" office:value-type="float">
            <text:p>355</text:p>
          </table:table-cell>
          <table:table-cell table:style-name="TL_20_Data" table:number-columns-repeated="2"/>
          <table:table-cell ns42:value-type="float" table:style-name="TL_20_Data" office:value="6778" office:value-type="float">
            <text:p>6778</text:p>
          </table:table-cell>
          <table:table-cell ns42:value-type="float" table:style-name="TL_20_Data" office:value="7428" office:value-type="float">
            <text:p>7428</text:p>
          </table:table-cell>
          <table:table-cell ns42:value-type="float" table:style-name="TL_20_Data" office:value="14206" office:value-type="float">
            <text:p>14206</text:p>
          </table:table-cell>
          <table:table-cell ns42:value-type="float" table:style-name="TL_20_Data" office:value="265" office:value-type="float">
            <text:p>265</text:p>
          </table:table-cell>
          <table:table-cell ns42:value-type="float" table:style-name="ce41" office:value="209" office:value-type="float">
            <text:p>20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table:style-name="TL_20_Data" table:number-columns-repeated="4"/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471" office:value-type="float">
            <text:p>47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4"/>
          <table:table-cell ns42:value-type="float" table:style-name="TL_20_Data" office:value="99" office:value-type="float">
            <text:p>99</text:p>
          </table:table-cell>
          <table:table-cell ns42:value-type="float" table:style-name="ce41" office:value="75" office:value-type="float">
            <text:p>7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730" office:value-type="float">
            <text:p>2730</text:p>
          </table:table-cell>
          <table:table-cell ns42:value-type="float" table:style-name="TL_20_Data" office:value="107" office:value-type="float">
            <text:p>107</text:p>
          </table:table-cell>
          <table:table-cell table:style-name="TL_20_Data"/>
          <table:table-cell ns42:value-type="float" table:style-name="TL_20_Data" office:value="105" office:value-type="float">
            <text:p>105</text:p>
          </table:table-cell>
          <table:table-cell table:style-name="TL_20_Data"/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40" office:value-type="float">
            <text:p>40</text:p>
          </table:table-cell>
          <table:table-cell table:style-name="TL_20_Data"/>
          <table:table-cell ns42:value-type="float" table:style-name="TL_20_Data" office:value="7866" office:value-type="float">
            <text:p>7866</text:p>
          </table:table-cell>
          <table:table-cell ns42:value-type="float" table:style-name="TL_20_Data" office:value="7868" office:value-type="float">
            <text:p>7868</text:p>
          </table:table-cell>
          <table:table-cell ns42:value-type="float" table:style-name="TL_20_Data" office:value="15734" office:value-type="float">
            <text:p>15734</text:p>
          </table:table-cell>
          <table:table-cell ns42:value-type="float" table:style-name="TL_20_Data" office:value="398" office:value-type="float">
            <text:p>398</text:p>
          </table:table-cell>
          <table:table-cell ns42:value-type="float" table:style-name="ce41" office:value="303" office:value-type="float">
            <text:p>30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Grafhorst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Spoorka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IJsse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Brunnep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85" office:value-type="float">
            <text:p>585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1413" office:value-type="float">
            <text:p>1413</text:p>
          </table:table-cell>
          <table:table-cell ns42:value-type="float" table:style-name="TL_20_Data" office:value="1364" office:value-type="float">
            <text:p>1364</text:p>
          </table:table-cell>
          <table:table-cell ns42:value-type="float" table:style-name="TL_20_Data" office:value="2777" office:value-type="float">
            <text:p>2777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Onderdijk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Slap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Geldersche slu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Zwarte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office:value="31" table:style-name="TL_20_Data" table:number-columns-repeated="2" office:value-type="float">
            <text:p>31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Buitendijk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Haat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Zuider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Vossen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Katten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't Raa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67" office:value-type="float">
            <text:p>6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Binnen Ei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table:style-name="TL_20_Data" table:number-columns-repeated="7"/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50" office:value-type="float">
            <text:p>35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Mandjes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18" office:value-type="float">
            <text:p>1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Schok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9" office:value-type="float">
            <text:p>9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71" office:value-type="float">
            <text:p>771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55" office:value-type="float">
            <text:p>55</text:p>
          </table:table-cell>
          <table:table-cell table:style-name="TL_20_Data" table:number-columns-repeated="2"/>
          <table:table-cell ns42:value-type="float" table:style-name="TL_20_Data" office:value="2022" office:value-type="float">
            <text:p>2022</text:p>
          </table:table-cell>
          <table:table-cell ns42:value-type="float" table:style-name="TL_20_Data" office:value="1905" office:value-type="float">
            <text:p>1905</text:p>
          </table:table-cell>
          <table:table-cell ns42:value-type="float" table:style-name="TL_20_Data" office:value="3927" office:value-type="float">
            <text:p>3927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501" office:value-type="float">
            <text:p>3501</text:p>
          </table:table-cell>
          <table:table-cell ns42:value-type="float" table:style-name="TL_20_Data" office:value="126" office:value-type="float">
            <text:p>126</text:p>
          </table:table-cell>
          <table:table-cell table:style-name="TL_20_Data"/>
          <table:table-cell ns42:value-type="float" table:style-name="TL_20_Data" office:value="105" office:value-type="float">
            <text:p>105</text:p>
          </table:table-cell>
          <table:table-cell table:style-name="TL_20_Data"/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40" office:value-type="float">
            <text:p>40</text:p>
          </table:table-cell>
          <table:table-cell table:style-name="TL_20_Data"/>
          <table:table-cell ns42:value-type="float" table:style-name="TL_20_Data" office:value="9890" office:value-type="float">
            <text:p>9890</text:p>
          </table:table-cell>
          <table:table-cell ns42:value-type="float" table:style-name="TL_20_Data" office:value="9774" office:value-type="float">
            <text:p>9774</text:p>
          </table:table-cell>
          <table:table-cell ns42:value-type="float" table:style-name="TL_20_Data" office:value="19664" office:value-type="float">
            <text:p>19664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ce41" office:value="333" office:value-type="float">
            <text:p>3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ooge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Zuid 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Za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Zand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Zande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0" office:value-type="float">
            <text:p>20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379" office:value-type="float">
            <text:p>379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8" office:value-type="float">
            <text:p>20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390" office:value-type="float">
            <text:p>390</text:p>
          </table:table-cell>
          <table:table-cell ns42:value-type="float" table:style-name="TL_20_Data" office:value="774" office:value-type="float">
            <text:p>774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14" office:value-type="float">
            <text:p>21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807" office:value-type="float">
            <text:p>807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1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9" office:value-type="float">
            <text:p>4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308" office:value-type="float">
            <text:p>308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3" office:value-type="float">
            <text:p>22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594" office:value-type="float">
            <text:p>594</text:p>
          </table:table-cell>
          <table:table-cell ns42:value-type="float" table:style-name="TL_20_Data" office:value="591" office:value-type="float">
            <text:p>591</text:p>
          </table:table-cell>
          <table:table-cell ns42:value-type="float" table:style-name="TL_20_Data" office:value="1185" office:value-type="float">
            <text:p>118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3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1" office:value-type="float">
            <text:p>11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60" office:value-type="float">
            <text:p>360</text:p>
          </table:table-cell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680" office:value-type="float">
            <text:p>68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1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336" office:value-type="float">
            <text:p>336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3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4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7" office:value-type="float">
            <text:p>12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361" office:value-type="float">
            <text:p>361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674" office:value-type="float">
            <text:p>674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5.B</text:p>
          </table:table-cell>
          <table:table-cell ns42:value-type="string" office:value-type="string">
            <text:p>het St. Jozefklooste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5.B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48" office:value-type="float">
            <text:p>24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730" office:value-type="float">
            <text:p>730</text:p>
          </table:table-cell>
          <table:table-cell ns42:value-type="float" table:style-name="TL_20_Data" office:value="705" office:value-type="float">
            <text:p>705</text:p>
          </table:table-cell>
          <table:table-cell ns42:value-type="float" table:style-name="TL_20_Data" office:value="1435" office:value-type="float">
            <text:p>143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1.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3" office:value-type="float">
            <text:p>15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38" office:value-type="float">
            <text:p>438</text:p>
          </table:table-cell>
          <table:table-cell ns42:value-type="float" table:style-name="TL_20_Data" office:value="390" office:value-type="float">
            <text:p>390</text:p>
          </table:table-cell>
          <table:table-cell ns42:value-type="float" table:style-name="TL_20_Data" office:value="828" office:value-type="float">
            <text:p>82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677" office:value-type="float">
            <text:p>67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3.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522" office:value-type="float">
            <text:p>52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3.C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4.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64" office:value-type="float">
            <text:p>164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4.C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35" office:value-type="float">
            <text:p>3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281" office:value-type="float">
            <text:p>28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105" office:value-type="float">
            <text:p>10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6" office:value-type="float">
            <text:p>18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556" office:value-type="float">
            <text:p>556</text:p>
          </table:table-cell>
          <table:table-cell ns42:value-type="float" table:style-name="TL_20_Data" office:value="507" office:value-type="float">
            <text:p>507</text:p>
          </table:table-cell>
          <table:table-cell ns42:value-type="float" table:style-name="TL_20_Data" office:value="1063" office:value-type="float">
            <text:p>1063</text:p>
          </table:table-cell>
          <table:table-cell ns42:value-type="float" table:style-name="TL_20_Data" office:value="5" office:value-type="float">
            <text:p>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9" office:value-type="float">
            <text:p>10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346" office:value-type="float">
            <text:p>346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621" office:value-type="float">
            <text:p>62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4" office:value-type="float">
            <text:p>16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936" office:value-type="float">
            <text:p>9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1.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9" office:value-type="float">
            <text:p>49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I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60" office:value-type="float">
            <text:p>1960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5713" office:value-type="float">
            <text:p>5713</text:p>
          </table:table-cell>
          <table:table-cell ns42:value-type="float" table:style-name="TL_20_Data" office:value="5236" office:value-type="float">
            <text:p>5236</text:p>
          </table:table-cell>
          <table:table-cell ns42:value-type="float" table:style-name="TL_20_Data" office:value="10949" office:value-type="float">
            <text:p>10949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60" office:value-type="float">
            <text:p>1960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5715" office:value-type="float">
            <text:p>5715</text:p>
          </table:table-cell>
          <table:table-cell ns42:value-type="float" table:style-name="TL_20_Data" office:value="5236" office:value-type="float">
            <text:p>5236</text:p>
          </table:table-cell>
          <table:table-cell ns42:value-type="float" table:style-name="TL_20_Data" office:value="10951" office:value-type="float">
            <text:p>10951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Loss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9" office:value-type="float">
            <text:p>199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888" office:value-type="float">
            <text:p>8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9" office:value-type="float">
            <text:p>199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888" office:value-type="float">
            <text:p>8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Mar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0" office:value-type="float">
            <text:p>540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571" office:value-type="float">
            <text:p>1571</text:p>
          </table:table-cell>
          <table:table-cell ns42:value-type="float" table:style-name="TL_20_Data" office:value="1510" office:value-type="float">
            <text:p>1510</text:p>
          </table:table-cell>
          <table:table-cell ns42:value-type="float" table:style-name="TL_20_Data" office:value="3081" office:value-type="float">
            <text:p>308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Lut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8" office:value-type="float">
            <text:p>308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72" office:value-type="float">
            <text:p>872</text:p>
          </table:table-cell>
          <table:table-cell ns42:value-type="float" table:style-name="TL_20_Data" office:value="797" office:value-type="float">
            <text:p>797</text:p>
          </table:table-cell>
          <table:table-cell ns42:value-type="float" table:style-name="TL_20_Data" office:value="1669" office:value-type="float">
            <text:p>166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euni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35" office:value-type="float">
            <text:p>335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erg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0" office:value-type="float">
            <text:p>20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598" office:value-type="float">
            <text:p>598</text:p>
          </table:table-cell>
          <table:table-cell ns42:value-type="float" table:style-name="TL_20_Data" office:value="563" office:value-type="float">
            <text:p>563</text:p>
          </table:table-cell>
          <table:table-cell ns42:value-type="float" table:style-name="TL_20_Data" office:value="1161" office:value-type="float">
            <text:p>116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erghuize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68" office:value-type="float">
            <text:p>1168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376" office:value-type="float">
            <text:p>3376</text:p>
          </table:table-cell>
          <table:table-cell ns42:value-type="float" table:style-name="TL_20_Data" office:value="3140" office:value-type="float">
            <text:p>3140</text:p>
          </table:table-cell>
          <table:table-cell ns42:value-type="float" table:style-name="TL_20_Data" office:value="6516" office:value-type="float">
            <text:p>6516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67" office:value-type="float">
            <text:p>1367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38" office:value-type="float">
            <text:p>38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819" office:value-type="float">
            <text:p>3819</text:p>
          </table:table-cell>
          <table:table-cell ns42:value-type="float" table:style-name="TL_20_Data" office:value="3585" office:value-type="float">
            <text:p>3585</text:p>
          </table:table-cell>
          <table:table-cell ns42:value-type="float" table:style-name="TL_20_Data" office:value="7404" office:value-type="float">
            <text:p>7404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Markelo, Kaz.Kon.Marechaus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54" office:value-type="float">
            <text:p>35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4" office:value-type="float">
            <text:p>7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6" office:value-type="float">
            <text:p>19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550" office:value-type="float">
            <text:p>550</text:p>
          </table:table-cell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1029" office:value-type="float">
            <text:p>102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Stokk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8" office:value-type="float">
            <text:p>178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512" office:value-type="float">
            <text:p>512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El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8" office:value-type="float">
            <text:p>12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15" office:value-type="float">
            <text:p>415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746" office:value-type="float">
            <text:p>74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eri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565" office:value-type="float">
            <text:p>56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Kerspel Goo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520" office:value-type="float">
            <text:p>520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97" office:value-type="float">
            <text:p>69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2062" office:value-type="float">
            <text:p>2062</text:p>
          </table:table-cell>
          <table:table-cell ns42:value-type="float" table:style-name="TL_20_Data" office:value="1760" office:value-type="float">
            <text:p>1760</text:p>
          </table:table-cell>
          <table:table-cell ns42:value-type="float" table:style-name="TL_20_Data" office:value="3822" office:value-type="float">
            <text:p>3822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ce41" office:value="72" office:value-type="float">
            <text:p>7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71" office:value-type="float">
            <text:p>77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2256" office:value-type="float">
            <text:p>2256</text:p>
          </table:table-cell>
          <table:table-cell ns42:value-type="float" table:style-name="TL_20_Data" office:value="1928" office:value-type="float">
            <text:p>1928</text:p>
          </table:table-cell>
          <table:table-cell ns42:value-type="float" table:style-name="TL_20_Data" office:value="4184" office:value-type="float">
            <text:p>4184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ce41" office:value="80" office:value-type="float">
            <text:p>8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Nieuwleu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1" office:value-type="float">
            <text:p>18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521" office:value-type="float">
            <text:p>521</text:p>
          </table:table-cell>
          <table:table-cell ns42:value-type="float" table:style-name="TL_20_Data" office:value="459" office:value-type="float">
            <text:p>459</text:p>
          </table:table-cell>
          <table:table-cell ns42:value-type="float" table:style-name="TL_20_Data" office:value="980" office:value-type="float">
            <text:p>98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Ruiten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547" office:value-type="float">
            <text:p>54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n Hu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2" office:value-type="float">
            <text:p>22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30" office:value-type="float">
            <text:p>530</text:p>
          </table:table-cell>
          <table:table-cell ns42:value-type="float" table:style-name="TL_20_Data" office:value="507" office:value-type="float">
            <text:p>507</text:p>
          </table:table-cell>
          <table:table-cell ns42:value-type="float" table:style-name="TL_20_Data" office:value="1037" office:value-type="float">
            <text:p>103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n Huls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n Huls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n Hulst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08" office:value-type="float">
            <text:p>508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371" office:value-type="float">
            <text:p>1371</text:p>
          </table:table-cell>
          <table:table-cell ns42:value-type="float" table:style-name="TL_20_Data" office:value="1234" office:value-type="float">
            <text:p>1234</text:p>
          </table:table-cell>
          <table:table-cell ns42:value-type="float" table:style-name="TL_20_Data" office:value="2605" office:value-type="float">
            <text:p>260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5" office:value-type="float">
            <text:p>245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508" office:value-type="float">
            <text:p>508</text:p>
          </table:table-cell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05" office:value-type="float">
            <text:p>30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591" office:value-type="float">
            <text:p>591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225" office:value-type="float">
            <text:p>1225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Har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office:value="19" table:style-name="TL_20_Data" table:number-columns-repeated="2" office:value-type="float">
            <text:p>19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Paas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06" office:value-type="float">
            <text:p>306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583" office:value-type="float">
            <text:p>58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table:style-name="TL_20_Data" table:number-columns-repeated="7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office:value="7" table:style-name="TL_20_Data" table:number-columns-repeated="2" office:value-type="float">
            <text:p>7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Kal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Kalenberg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IJsselha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86" office:value-type="float">
            <text:p>28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727" office:value-type="float">
            <text:p>727</text:p>
          </table:table-cell>
          <table:table-cell ns42:value-type="float" table:style-name="TL_20_Data" office:value="644" office:value-type="float">
            <text:p>644</text:p>
          </table:table-cell>
          <table:table-cell ns42:value-type="float" table:style-name="TL_20_Data" office:value="1371" office:value-type="float">
            <text:p>137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91" office:value-type="float">
            <text:p>591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TL_20_Data" office:value="1318" office:value-type="float">
            <text:p>1318</text:p>
          </table:table-cell>
          <table:table-cell ns42:value-type="float" table:style-name="TL_20_Data" office:value="1278" office:value-type="float">
            <text:p>1278</text:p>
          </table:table-cell>
          <table:table-cell ns42:value-type="float" table:style-name="TL_20_Data" office:value="2596" office:value-type="float">
            <text:p>2596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ce41" office:value="60" office:value-type="float">
            <text:p>6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enedictinessen Klooste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7" table:style-name="TL_20_Data" table:number-columns-repeated="2" office:value-type="float">
            <text:p>3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looster der Zusters Franciscaness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93" office:value-type="float">
            <text:p>793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95" office:value-type="float">
            <text:p>95</text:p>
          </table:table-cell>
          <table:table-cell table:style-name="TL_20_Data" table:number-columns-repeated="2"/>
          <table:table-cell ns42:value-type="float" table:style-name="TL_20_Data" office:value="1886" office:value-type="float">
            <text:p>1886</text:p>
          </table:table-cell>
          <table:table-cell ns42:value-type="float" table:style-name="TL_20_Data" office:value="2004" office:value-type="float">
            <text:p>2004</text:p>
          </table:table-cell>
          <table:table-cell ns42:value-type="float" table:style-name="TL_20_Data" office:value="3890" office:value-type="float">
            <text:p>3890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96" office:value-type="float">
            <text:p>796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95" office:value-type="float">
            <text:p>95</text:p>
          </table:table-cell>
          <table:table-cell table:style-name="TL_20_Data" table:number-columns-repeated="2"/>
          <table:table-cell ns42:value-type="float" table:style-name="TL_20_Data" office:value="1897" office:value-type="float">
            <text:p>1897</text:p>
          </table:table-cell>
          <table:table-cell ns42:value-type="float" table:style-name="TL_20_Data" office:value="2136" office:value-type="float">
            <text:p>2136</text:p>
          </table:table-cell>
          <table:table-cell ns42:value-type="float" table:style-name="TL_20_Data" office:value="4033" office:value-type="float">
            <text:p>4033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456" office:value-type="float">
            <text:p>45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8" office:value-type="float">
            <text:p>13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677" office:value-type="float">
            <text:p>67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39" office:value-type="float">
            <text:p>13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ns42:value-type="float" office:value="3" table:style-name="TL_20_Data" table:number-columns-repeated="2" office:value-type="float">
            <text:p>3</text:p>
          </table:table-cell>
          <table:table-cell table:style-name="TL_20_Data" table:number-columns-repeated="5"/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onder vaste woonpl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8" office:value-type="float">
            <text:p>29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709" office:value-type="float">
            <text:p>709</text:p>
          </table:table-cell>
          <table:table-cell ns42:value-type="float" table:style-name="TL_20_Data" office:value="758" office:value-type="float">
            <text:p>758</text:p>
          </table:table-cell>
          <table:table-cell ns42:value-type="float" table:style-name="TL_20_Data" office:value="1467" office:value-type="float">
            <text:p>1467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94" office:value-type="float">
            <text:p>1094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6" office:value-type="float">
            <text:p>116</text:p>
          </table:table-cell>
          <table:table-cell table:style-name="TL_20_Data" table:number-columns-repeated="2"/>
          <table:table-cell ns42:value-type="float" table:style-name="TL_20_Data" office:value="2608" office:value-type="float">
            <text:p>2608</text:p>
          </table:table-cell>
          <table:table-cell ns42:value-type="float" table:style-name="TL_20_Data" office:value="2894" office:value-type="float">
            <text:p>2894</text:p>
          </table:table-cell>
          <table:table-cell ns42:value-type="float" table:style-name="TL_20_Data" office:value="5502" office:value-type="float">
            <text:p>5502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O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1" office:value-type="float">
            <text:p>23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55" office:value-type="float">
            <text:p>555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133" office:value-type="float">
            <text:p>113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31" office:value-type="float">
            <text:p>23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55" office:value-type="float">
            <text:p>555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133" office:value-type="float">
            <text:p>113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lst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ver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4" office:value-type="float">
            <text:p>7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184" office:value-type="float">
            <text:p>184</text:p>
          </table:table-cell>
          <table:table-cell ns42:value-type="float" table:style-name="TL_20_Data" office:value="391" office:value-type="float">
            <text:p>39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Midd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31" office:value-type="float">
            <text:p>43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uu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7" office:value-type="float">
            <text:p>10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0" office:value-type="float">
            <text:p>310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570" office:value-type="float">
            <text:p>57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engfor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63" office:value-type="float">
            <text:p>66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ezep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el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863" office:value-type="float">
            <text:p>86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69" office:value-type="float">
            <text:p>66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933" office:value-type="float">
            <text:p>1933</text:p>
          </table:table-cell>
          <table:table-cell ns42:value-type="float" table:style-name="TL_20_Data" office:value="1702" office:value-type="float">
            <text:p>1702</text:p>
          </table:table-cell>
          <table:table-cell ns42:value-type="float" table:style-name="TL_20_Data" office:value="3635" office:value-type="float">
            <text:p>3635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ce41" office:value="56" office:value-type="float">
            <text:p>5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00" office:value-type="float">
            <text:p>900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488" office:value-type="float">
            <text:p>2488</text:p>
          </table:table-cell>
          <table:table-cell ns42:value-type="float" table:style-name="TL_20_Data" office:value="2280" office:value-type="float">
            <text:p>2280</text:p>
          </table:table-cell>
          <table:table-cell ns42:value-type="float" table:style-name="TL_20_Data" office:value="4768" office:value-type="float">
            <text:p>4768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ce41" office:value="72" office:value-type="float">
            <text:p>7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Zeesse, Kaz. Kon. Marec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Zeess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Zee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Vils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Giet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7"/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Giethm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uurtsch. Lem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403" office:value-type="float">
            <text:p>40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Lemel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4" office:value-type="float">
            <text:p>12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301" office:value-type="float">
            <text:p>301</text:p>
          </table:table-cell>
          <table:table-cell ns42:value-type="float" table:style-name="TL_20_Data" office:value="256" office:value-type="float">
            <text:p>256</text:p>
          </table:table-cell>
          <table:table-cell ns42:value-type="float" table:style-name="TL_20_Data" office:value="557" office:value-type="float">
            <text:p>55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Lemelervel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Buurtsch. Arche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Buurtsch. Besth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Buurtsch. Eer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uurtsch. Jun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Buurtsch. Beer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Buurtsch. Beerz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460" office:value-type="float">
            <text:p>46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Buurtsch. Beerzervel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Buurtsch. Beerzervel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Buurtsch. Steg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Buurtsch. Arri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table:style-name="TL_20_Data" table:number-columns-repeated="7"/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O</text:p>
          </table:table-cell>
          <table:table-cell ns42:value-type="string" office:value-type="string">
            <text:p>Buurtsch. Var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Buurtsch. Varsen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44" office:value-type="float">
            <text:p>744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033" office:value-type="float">
            <text:p>2033</text:p>
          </table:table-cell>
          <table:table-cell ns42:value-type="float" table:style-name="TL_20_Data" office:value="1748" office:value-type="float">
            <text:p>1748</text:p>
          </table:table-cell>
          <table:table-cell ns42:value-type="float" table:style-name="TL_20_Data" office:value="3781" office:value-type="float">
            <text:p>3781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ce41" office:value="93" office:value-type="float">
            <text:p>9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66" office:value-type="float">
            <text:p>766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081" office:value-type="float">
            <text:p>2081</text:p>
          </table:table-cell>
          <table:table-cell ns42:value-type="float" table:style-name="TL_20_Data" office:value="1802" office:value-type="float">
            <text:p>1802</text:p>
          </table:table-cell>
          <table:table-cell ns42:value-type="float" table:style-name="TL_20_Data" office:value="3883" office:value-type="float">
            <text:p>3883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9" office:value-type="float">
            <text:p>27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584" office:value-type="float">
            <text:p>584</text:p>
          </table:table-cell>
          <table:table-cell ns42:value-type="float" table:style-name="TL_20_Data" office:value="540" office:value-type="float">
            <text:p>540</text:p>
          </table:table-cell>
          <table:table-cell ns42:value-type="float" table:style-name="TL_20_Data" office:value="1124" office:value-type="float">
            <text:p>1124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79" office:value-type="float">
            <text:p>27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589" office:value-type="float">
            <text:p>589</text:p>
          </table:table-cell>
          <table:table-cell ns42:value-type="float" table:style-name="TL_20_Data" office:value="543" office:value-type="float">
            <text:p>543</text:p>
          </table:table-cell>
          <table:table-cell ns42:value-type="float" table:style-name="TL_20_Data" office:value="1132" office:value-type="float">
            <text:p>1132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291" office:value-type="float">
            <text:p>291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0" office:value-type="float">
            <text:p>90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69" office:value-type="float">
            <text:p>369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826" office:value-type="float">
            <text:p>826</text:p>
          </table:table-cell>
          <table:table-cell ns42:value-type="float" table:style-name="TL_20_Data" office:value="760" office:value-type="float">
            <text:p>760</text:p>
          </table:table-cell>
          <table:table-cell ns42:value-type="float" table:style-name="TL_20_Data" office:value="1586" office:value-type="float">
            <text:p>158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37" office:value-type="float">
            <text:p>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Onze Lieve Vrouwe 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95" table:style-name="TL_20_Data" table:number-columns-repeated="2" office:value-type="float">
            <text:p>9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83" office:value-type="float">
            <text:p>183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office:value="415" table:style-name="TL_20_Data" table:number-columns-repeated="2" office:value-type="float">
            <text:p>415</text:p>
          </table:table-cell>
          <table:table-cell ns42:value-type="float" table:style-name="TL_20_Data" office:value="830" office:value-type="float">
            <text:p>830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5" office:value-type="float">
            <text:p>18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424" office:value-type="float">
            <text:p>424</text:p>
          </table:table-cell>
          <table:table-cell ns42:value-type="float" table:style-name="TL_20_Data" office:value="521" office:value-type="float">
            <text:p>521</text:p>
          </table:table-cell>
          <table:table-cell ns42:value-type="float" table:style-name="TL_20_Data" office:value="945" office:value-type="float">
            <text:p>945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90" office:value-type="float">
            <text:p>29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 table:number-columns-repeated="2"/>
          <table:table-cell ns42:value-type="float" table:style-name="TL_20_Data" office:value="650" office:value-type="float">
            <text:p>650</text:p>
          </table:table-cell>
          <table:table-cell ns42:value-type="float" table:style-name="TL_20_Data" office:value="750" office:value-type="float">
            <text:p>750</text:p>
          </table:table-cell>
          <table:table-cell ns42:value-type="float" table:style-name="TL_20_Data" office:value="1400" office:value-type="float">
            <text:p>1400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iefde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9" table:style-name="TL_20_Data" table:number-columns-repeated="2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15" office:value-type="float">
            <text:p>11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523" office:value-type="float">
            <text:p>52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enraam, Kazarne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11" office:value-type="float">
            <text:p>21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735" office:value-type="float">
            <text:p>735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8" office:value-type="float">
            <text:p>32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6" office:value-type="float">
            <text:p>36</text:p>
          </table:table-cell>
          <table:table-cell table:style-name="TL_20_Data" table:number-columns-repeated="2"/>
          <table:table-cell ns42:value-type="float" table:style-name="TL_20_Data" office:value="595" office:value-type="float">
            <text:p>595</text:p>
          </table:table-cell>
          <table:table-cell ns42:value-type="float" table:style-name="TL_20_Data" office:value="692" office:value-type="float">
            <text:p>692</text:p>
          </table:table-cell>
          <table:table-cell ns42:value-type="float" table:style-name="TL_20_Data" office:value="1287" office:value-type="float">
            <text:p>128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enraa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4" office:value-type="float">
            <text:p>244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86" office:value-type="float">
            <text:p>686</text:p>
          </table:table-cell>
          <table:table-cell ns42:value-type="float" table:style-name="TL_20_Data" office:value="542" office:value-type="float">
            <text:p>542</text:p>
          </table:table-cell>
          <table:table-cell ns42:value-type="float" table:style-name="TL_20_Data" office:value="1228" office:value-type="float">
            <text:p>122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enraa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enraa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Linder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2" office:value-type="float">
            <text:p>12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628" office:value-type="float">
            <text:p>628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Lutt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oet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table:style-name="TL_20_Data" table:number-columns-repeated="7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ee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6" office:value-type="float">
            <text:p>236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622" office:value-type="float">
            <text:p>622</text:p>
          </table:table-cell>
          <table:table-cell ns42:value-type="float" table:style-name="TL_20_Data" office:value="571" office:value-type="float">
            <text:p>571</text:p>
          </table:table-cell>
          <table:table-cell ns42:value-type="float" table:style-name="TL_20_Data" office:value="1193" office:value-type="float">
            <text:p>119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eet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eet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Ram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4" office:value-type="float">
            <text:p>7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326" office:value-type="float">
            <text:p>326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Pleegs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1" office:value-type="float">
            <text:p>6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346" office:value-type="float">
            <text:p>34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roek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7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203" office:value-type="float">
            <text:p>20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95" office:value-type="float">
            <text:p>895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460" office:value-type="float">
            <text:p>2460</text:p>
          </table:table-cell>
          <table:table-cell ns42:value-type="float" table:style-name="TL_20_Data" office:value="2127" office:value-type="float">
            <text:p>2127</text:p>
          </table:table-cell>
          <table:table-cell ns42:value-type="float" table:style-name="TL_20_Data" office:value="4587" office:value-type="float">
            <text:p>4587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49" office:value-type="float">
            <text:p>4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23" office:value-type="float">
            <text:p>1223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3055" office:value-type="float">
            <text:p>3055</text:p>
          </table:table-cell>
          <table:table-cell ns42:value-type="float" table:style-name="TL_20_Data" office:value="2819" office:value-type="float">
            <text:p>2819</text:p>
          </table:table-cell>
          <table:table-cell ns42:value-type="float" table:style-name="TL_20_Data" office:value="5874" office:value-type="float">
            <text:p>5874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ce41" office:value="63" office:value-type="float">
            <text:p>6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90" office:value-type="float">
            <text:p>890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3"/>
          <table:table-cell ns42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2:value-type="float" table:style-name="TL_20_Data" office:value="2330" office:value-type="float">
            <text:p>2330</text:p>
          </table:table-cell>
          <table:table-cell ns42:value-type="float" table:style-name="TL_20_Data" office:value="2317" office:value-type="float">
            <text:p>2317</text:p>
          </table:table-cell>
          <table:table-cell ns42:value-type="float" table:style-name="TL_20_Data" office:value="4647" office:value-type="float">
            <text:p>464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90" office:value-type="float">
            <text:p>890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3"/>
          <table:table-cell ns42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2:value-type="float" table:style-name="TL_20_Data" office:value="2330" office:value-type="float">
            <text:p>2330</text:p>
          </table:table-cell>
          <table:table-cell ns42:value-type="float" table:style-name="TL_20_Data" office:value="2317" office:value-type="float">
            <text:p>2317</text:p>
          </table:table-cell>
          <table:table-cell ns42:value-type="float" table:style-name="TL_20_Data" office:value="4647" office:value-type="float">
            <text:p>464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iten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5" office:value-type="float">
            <text:p>15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444" office:value-type="float">
            <text:p>444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833" office:value-type="float">
            <text:p>83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55" office:value-type="float">
            <text:p>15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444" office:value-type="float">
            <text:p>444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833" office:value-type="float">
            <text:p>83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45" office:value-type="float">
            <text:p>1045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 table:number-columns-repeated="3"/>
          <table:table-cell ns42:value-type="float" table:style-name="TL_20_Data" office:value="98" office:value-type="float">
            <text:p>98</text:p>
          </table:table-cell>
          <table:table-cell table:style-name="TL_20_Data" table:number-columns-repeated="2"/>
          <table:table-cell ns42:value-type="float" table:style-name="TL_20_Data" office:value="2776" office:value-type="float">
            <text:p>2776</text:p>
          </table:table-cell>
          <table:table-cell ns42:value-type="float" table:style-name="TL_20_Data" office:value="2711" office:value-type="float">
            <text:p>2711</text:p>
          </table:table-cell>
          <table:table-cell ns42:value-type="float" table:style-name="TL_20_Data" office:value="5487" office:value-type="float">
            <text:p>5487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ce41" office:value="36" office:value-type="float">
            <text:p>3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ouveen: Zuid-Eindigerslag, Kazerne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ouveen: Zuid-Eindigerslag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39" office:value-type="float">
            <text:p>13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52" office:value-type="float">
            <text:p>352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686" office:value-type="float">
            <text:p>686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Rouveen: Munniken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9" office:value-type="float">
            <text:p>7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98" office:value-type="float">
            <text:p>39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Rouveen: Bisschop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430" office:value-type="float">
            <text:p>430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Rouveen: Ooster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Staphorst: Middewoldiger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5" office:value-type="float">
            <text:p>12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293" office:value-type="float">
            <text:p>293</text:p>
          </table:table-cell>
          <table:table-cell ns42:value-type="float" table:style-name="TL_20_Data" office:value="582" office:value-type="float">
            <text:p>58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Staphorst: Achthoeven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1" office:value-type="float">
            <text:p>10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Staphorst: Bergerslag, Het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9" office:value-type="float">
            <text:p>15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705" office:value-type="float">
            <text:p>70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Staphorst, Bullinger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3" office:value-type="float">
            <text:p>14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348" office:value-type="float">
            <text:p>348</text:p>
          </table:table-cell>
          <table:table-cell ns42:value-type="float" table:style-name="TL_20_Data" office:value="715" office:value-type="float">
            <text:p>71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IJhorst, Leijen-en Overlank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48" office:value-type="float">
            <text:p>34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IJ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Lank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7"/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32" office:value-type="float">
            <text:p>1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Hul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table:style-name="TL_20_Data" table:number-columns-repeated="7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206" office:value-type="float">
            <text:p>20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Hesselingen en Henn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30" office:value-type="float">
            <text:p>230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Hesselingen en Henning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76" office:value-type="float">
            <text:p>1176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 table:number-columns-repeated="3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927" office:value-type="float">
            <text:p>2927</text:p>
          </table:table-cell>
          <table:table-cell ns42:value-type="float" table:style-name="TL_20_Data" office:value="2733" office:value-type="float">
            <text:p>2733</text:p>
          </table:table-cell>
          <table:table-cell ns42:value-type="float" table:style-name="TL_20_Data" office:value="5660" office:value-type="float">
            <text:p>5660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1" office:value-type="float">
            <text:p>18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478" office:value-type="float">
            <text:p>478</text:p>
          </table:table-cell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929" office:value-type="float">
            <text:p>92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387" office:value-type="float">
            <text:p>387</text:p>
          </table:table-cell>
          <table:table-cell ns42:value-type="float" table:style-name="TL_20_Data" office:value="361" office:value-type="float">
            <text:p>361</text:p>
          </table:table-cell>
          <table:table-cell ns42:value-type="float" table:style-name="TL_20_Data" office:value="748" office:value-type="float">
            <text:p>74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4" office:value-type="float">
            <text:p>16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388" office:value-type="float">
            <text:p>388</text:p>
          </table:table-cell>
          <table:table-cell ns42:value-type="float" table:style-name="TL_20_Data" office:value="387" office:value-type="float">
            <text:p>387</text:p>
          </table:table-cell>
          <table:table-cell ns42:value-type="float" table:style-name="TL_20_Data" office:value="775" office:value-type="float">
            <text:p>77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table:style-name="TL_20_Data" table:number-columns-repeated="4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0" office:value-type="float">
            <text:p>9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77" office:value-type="float">
            <text:p>37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 ns42:value-type="string" office:value-type="string">
            <text:p>Arm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303" office:value-type="float">
            <text:p>303</text:p>
          </table:table-cell>
          <table:table-cell ns42:value-type="float" table:style-name="TL_20_Data" office:value="393" office:value-type="float">
            <text:p>393</text:p>
          </table:table-cell>
          <table:table-cell ns42:value-type="float" table:style-name="TL_20_Data" office:value="696" office:value-type="float">
            <text:p>696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380" office:value-type="float">
            <text:p>380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75" office:value-type="float">
            <text:p>107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588" office:value-type="float">
            <text:p>2588</text:p>
          </table:table-cell>
          <table:table-cell ns42:value-type="float" table:style-name="TL_20_Data" office:value="2609" office:value-type="float">
            <text:p>2609</text:p>
          </table:table-cell>
          <table:table-cell ns42:value-type="float" table:style-name="TL_20_Data" office:value="5197" office:value-type="float">
            <text:p>5197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ce41" office:value="93" office:value-type="float">
            <text:p>9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99" office:value-type="float">
            <text:p>9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</text:p>
          </table:table-cell>
          <table:table-cell ns42:value-type="string" office:value-type="string">
            <text:p>Geh. de West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</text:p>
          </table:table-cell>
          <table:table-cell ns42:value-type="string" office:value-type="string">
            <text:p>Geh. Zuid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394" office:value-type="float">
            <text:p>39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63" office:value-type="float">
            <text:p>1163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790" office:value-type="float">
            <text:p>2790</text:p>
          </table:table-cell>
          <table:table-cell ns42:value-type="float" table:style-name="TL_20_Data" office:value="2801" office:value-type="float">
            <text:p>2801</text:p>
          </table:table-cell>
          <table:table-cell ns42:value-type="float" table:style-name="TL_20_Data" office:value="5591" office:value-type="float">
            <text:p>559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uurtsch. Tu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uurtsch. Th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Buurtsch. Zuid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3" office:value-type="float">
            <text:p>11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538" office:value-type="float">
            <text:p>53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5" office:value-type="float">
            <text:p>185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56" office:value-type="float">
            <text:p>456</text:p>
          </table:table-cell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858" office:value-type="float">
            <text:p>858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lderingen, R.K. Liefdegesticht "Voorzienigheid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224" office:value-type="float">
            <text:p>2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oster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't Goo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rauwer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aar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Eh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Ronde Ble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Po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34" office:value-type="float">
            <text:p>1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olterhol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59" office:value-type="float">
            <text:p>5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Achter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Kerk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Hutt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7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79" office:value-type="float">
            <text:p>27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a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estenwo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os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el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Uv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Molen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7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rrits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Kwikk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roeneste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ten Broe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office:value="14" table:style-name="TL_20_Data" table:number-columns-repeated="2" office:value-type="float">
            <text:p>14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oster Lage Eg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ester Lage Eg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Verla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Verlaa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Buurtsch. Onn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Buurtsch. Kallenko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423" office:value-type="float">
            <text:p>42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Buurtsch. Ees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Buurtsch.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5" office:value-type="float">
            <text:p>145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309" office:value-type="float">
            <text:p>309</text:p>
          </table:table-cell>
          <table:table-cell ns42:value-type="float" table:style-name="TL_20_Data" office:value="648" office:value-type="float">
            <text:p>64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Buurtsch. Wetering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Buurtsch. Wetering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Buurtsch. Neder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87" office:value-type="float">
            <text:p>8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I</text:p>
          </table:table-cell>
          <table:table-cell ns42:value-type="string" office:value-type="string">
            <text:p>Buurtsch. Muggenbee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 ns42:value-type="string" office:value-type="string">
            <text:p>Kol. Willemsoord, Maatsch. van Weldadigheid</text:p>
          </table:table-cell>
          <table:table-cell table:style-name="ce23"/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 ns42:value-type="string" office:value-type="string">
            <text:p>Kol. Willemsoor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05" office:value-type="float">
            <text:p>1005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2554" office:value-type="float">
            <text:p>2554</text:p>
          </table:table-cell>
          <table:table-cell ns42:value-type="float" table:style-name="TL_20_Data" office:value="2469" office:value-type="float">
            <text:p>2469</text:p>
          </table:table-cell>
          <table:table-cell ns42:value-type="float" table:style-name="TL_20_Data" office:value="5023" office:value-type="float">
            <text:p>5023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ce41" office:value="40" office:value-type="float">
            <text:p>4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90" office:value-type="float">
            <text:p>1190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3011" office:value-type="float">
            <text:p>3011</text:p>
          </table:table-cell>
          <table:table-cell ns42:value-type="float" table:style-name="TL_20_Data" office:value="2871" office:value-type="float">
            <text:p>2871</text:p>
          </table:table-cell>
          <table:table-cell ns42:value-type="float" table:style-name="TL_20_Data" office:value="5882" office:value-type="float">
            <text:p>5882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ce41" office:value="47" office:value-type="float">
            <text:p>4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Tub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9" office:value-type="float">
            <text:p>8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03" office:value-type="float">
            <text:p>40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9" office:value-type="float">
            <text:p>8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03" office:value-type="float">
            <text:p>40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Tub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530" office:value-type="float">
            <text:p>53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Fler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316" office:value-type="float">
            <text:p>316</text:p>
          </table:table-cell>
          <table:table-cell ns42:value-type="float" table:style-name="TL_20_Data" office:value="5" office:value-type="float">
            <text:p>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Al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9" office:value-type="float">
            <text:p>199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50" office:value-type="float">
            <text:p>550</text:p>
          </table:table-cell>
          <table:table-cell ns42:value-type="float" table:style-name="TL_20_Data" office:value="504" office:value-type="float">
            <text:p>504</text:p>
          </table:table-cell>
          <table:table-cell ns42:value-type="float" table:style-name="TL_20_Data" office:value="1054" office:value-type="float">
            <text:p>1054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Alberg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Gees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2" office:value-type="float">
            <text:p>27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774" office:value-type="float">
            <text:p>774</text:p>
          </table:table-cell>
          <table:table-cell ns42:value-type="float" table:style-name="TL_20_Data" office:value="672" office:value-type="float">
            <text:p>672</text:p>
          </table:table-cell>
          <table:table-cell ns42:value-type="float" table:style-name="TL_20_Data" office:value="1446" office:value-type="float">
            <text:p>1446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Lang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7" office:value-type="float">
            <text:p>127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300" office:value-type="float">
            <text:p>300</text:p>
          </table:table-cell>
          <table:table-cell ns42:value-type="float" table:style-name="TL_20_Data" office:value="602" office:value-type="float">
            <text:p>602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ez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Man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Va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a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Reut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533" office:value-type="float">
            <text:p>53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Reutum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Man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1" office:value-type="float">
            <text:p>8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360" office:value-type="float">
            <text:p>360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22" office:value-type="float">
            <text:p>1122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 table:number-columns-repeated="3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3070" office:value-type="float">
            <text:p>3070</text:p>
          </table:table-cell>
          <table:table-cell ns42:value-type="float" table:style-name="TL_20_Data" office:value="2780" office:value-type="float">
            <text:p>2780</text:p>
          </table:table-cell>
          <table:table-cell ns42:value-type="float" table:style-name="TL_20_Data" office:value="5850" office:value-type="float">
            <text:p>5850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ce41" office:value="76" office:value-type="float">
            <text:p>7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11" office:value-type="float">
            <text:p>1211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3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3271" office:value-type="float">
            <text:p>3271</text:p>
          </table:table-cell>
          <table:table-cell ns42:value-type="float" table:style-name="TL_20_Data" office:value="2982" office:value-type="float">
            <text:p>2982</text:p>
          </table:table-cell>
          <table:table-cell ns42:value-type="float" table:style-name="TL_20_Data" office:value="6253" office:value-type="float">
            <text:p>6253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ce41" office:value="77" office:value-type="float">
            <text:p>7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Barsb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de Leeuwte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de Leeuwt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72" office:value-type="float">
            <text:p>17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448" office:value-type="float">
            <text:p>448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885" office:value-type="float">
            <text:p>88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de Leeuwt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de Leeuwt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Barsb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5" office:value-type="float">
            <text:p>18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907" office:value-type="float">
            <text:p>90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Barsbeek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Barsbeek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B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5" office:value-type="float">
            <text:p>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Baarlo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Baarlo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0" office:value-type="float">
            <text:p>380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009" office:value-type="float">
            <text:p>1009</text:p>
          </table:table-cell>
          <table:table-cell ns42:value-type="float" table:style-name="TL_20_Data" office:value="924" office:value-type="float">
            <text:p>924</text:p>
          </table:table-cell>
          <table:table-cell ns42:value-type="float" table:style-name="TL_20_Data" office:value="1933" office:value-type="float">
            <text:p>1933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44" office:value-type="float">
            <text:p>444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153" office:value-type="float">
            <text:p>1153</text:p>
          </table:table-cell>
          <table:table-cell ns42:value-type="float" table:style-name="TL_20_Data" office:value="1069" office:value-type="float">
            <text:p>1069</text:p>
          </table:table-cell>
          <table:table-cell ns42:value-type="float" table:style-name="TL_20_Data" office:value="2222" office:value-type="float">
            <text:p>2222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9" office:value-type="float">
            <text:p>35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75" office:value-type="float">
            <text:p>75</text:p>
          </table:table-cell>
          <table:table-cell table:style-name="TL_20_Data" table:number-columns-repeated="2"/>
          <table:table-cell ns42:value-type="float" table:style-name="TL_20_Data" office:value="888" office:value-type="float">
            <text:p>888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1708" office:value-type="float">
            <text:p>170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elijk aanwezig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59" office:value-type="float">
            <text:p>35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902" office:value-type="float">
            <text:p>902</text:p>
          </table:table-cell>
          <table:table-cell ns42:value-type="float" table:style-name="TL_20_Data" office:value="826" office:value-type="float">
            <text:p>826</text:p>
          </table:table-cell>
          <table:table-cell ns42:value-type="float" table:style-name="TL_20_Data" office:value="1728" office:value-type="float">
            <text:p>172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1" office:value-type="float">
            <text:p>1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306" office:value-type="float">
            <text:p>306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560" office:value-type="float">
            <text:p>56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2" office:value-type="float">
            <text:p>2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3" office:value-type="float">
            <text:p>3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56" office:value-type="float">
            <text:p>35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4" office:value-type="float">
            <text:p>4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579" office:value-type="float">
            <text:p>57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5" office:value-type="float">
            <text:p>5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TL_20_Data" office:value="8" office:value-type="float">
            <text:p>8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6" office:value-type="float">
            <text:p>6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08" office:value-type="float">
            <text:p>408</text:p>
          </table:table-cell>
          <table:table-cell ns42:value-type="float" table:style-name="TL_20_Data" office:value="395" office:value-type="float">
            <text:p>395</text:p>
          </table:table-cell>
          <table:table-cell ns42:value-type="float" table:style-name="TL_20_Data" office:value="803" office:value-type="float">
            <text:p>80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6" office:value-type="float">
            <text:p>6</text:p>
          </table:table-cell>
          <table:table-cell ns42:value-type="string" office:value-type="string">
            <text:p>Dorp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62" office:value-type="float">
            <text:p>662</text:p>
          </table:table-cell>
          <table:table-cell ns42:value-type="float" table:style-name="TL_20_Data" office:value="89" office:value-type="float">
            <text:p>89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2:value-type="float" table:style-name="TL_20_Data" office:value="1654" office:value-type="float">
            <text:p>1654</text:p>
          </table:table-cell>
          <table:table-cell ns42:value-type="float" table:style-name="TL_20_Data" office:value="1534" office:value-type="float">
            <text:p>1534</text:p>
          </table:table-cell>
          <table:table-cell ns42:value-type="float" table:style-name="TL_20_Data" office:value="3188" office:value-type="float">
            <text:p>3188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Sibcu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512" office:value-type="float">
            <text:p>51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Sibculo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Bruine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de Pol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't Slo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de A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Westerhoe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9" office:value-type="float">
            <text:p>109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Westerhoev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Westerhoeve, Tijdelijk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Westerhoeve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6" office:value-type="float">
            <text:p>19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85" office:value-type="float">
            <text:p>585</text:p>
          </table:table-cell>
          <table:table-cell ns42:value-type="float" table:style-name="TL_20_Data" office:value="477" office:value-type="float">
            <text:p>477</text:p>
          </table:table-cell>
          <table:table-cell ns42:value-type="float" table:style-name="TL_20_Data" office:value="1062" office:value-type="float">
            <text:p>1062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58" office:value-type="float">
            <text:p>858</text:p>
          </table:table-cell>
          <table:table-cell ns42:value-type="float" table:style-name="TL_20_Data" office:value="96" office:value-type="float">
            <text:p>96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240" office:value-type="float">
            <text:p>2240</text:p>
          </table:table-cell>
          <table:table-cell ns42:value-type="float" table:style-name="TL_20_Data" office:value="2012" office:value-type="float">
            <text:p>2012</text:p>
          </table:table-cell>
          <table:table-cell ns42:value-type="float" table:style-name="TL_20_Data" office:value="4252" office:value-type="float">
            <text:p>4252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ce41" office:value="45" office:value-type="float">
            <text:p>4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6" office:value-type="float">
            <text:p>136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58" office:value-type="float">
            <text:p>258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95" office:value-type="float">
            <text:p>49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95" office:value-type="float">
            <text:p>9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38" office:value-type="float">
            <text:p>33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6"/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69" office:value-type="float">
            <text:p>3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5" office:value-type="float">
            <text:p>7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0" office:value-type="float">
            <text:p>180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900" office:value-type="float">
            <text:p>90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16" office:value-type="float">
            <text:p>31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39" office:value-type="float">
            <text:p>739</text:p>
          </table:table-cell>
          <table:table-cell ns42:value-type="float" table:style-name="TL_20_Data" office:value="656" office:value-type="float">
            <text:p>656</text:p>
          </table:table-cell>
          <table:table-cell ns42:value-type="float" table:style-name="TL_20_Data" office:value="1395" office:value-type="float">
            <text:p>139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Weers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1" office:value-type="float">
            <text:p>10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Nijsta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Lems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TL_20_Data" office:value="350" office:value-type="float">
            <text:p>35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Gammel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Du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864" office:value-type="float">
            <text:p>86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Deurn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9" office:value-type="float">
            <text:p>319</text:p>
          </table:table-cell>
          <table:table-cell ns42:value-type="float" table:style-name="TL_20_Data" office:value="310" office:value-type="float">
            <text:p>310</text:p>
          </table:table-cell>
          <table:table-cell ns42:value-type="float" table:style-name="TL_20_Data" office:value="629" office:value-type="float">
            <text:p>62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Ros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5" office:value-type="float">
            <text:p>9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Vo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5" office:value-type="float">
            <text:p>8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231" office:value-type="float">
            <text:p>231</text:p>
          </table:table-cell>
          <table:table-cell ns42:value-type="float" table:style-name="TL_20_Data" office:value="431" office:value-type="float">
            <text:p>43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Hass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2" office:value-type="float">
            <text:p>14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87" office:value-type="float">
            <text:p>387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773" office:value-type="float">
            <text:p>77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Hasselo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Hasselo, Keeten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Klein Drie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16" office:value-type="float">
            <text:p>1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Klein Driene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87" office:value-type="float">
            <text:p>887</text:p>
          </table:table-cell>
          <table:table-cell ns42:value-type="float" table:style-name="TL_20_Data" office:value="37" office:value-type="float">
            <text:p>37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240" office:value-type="float">
            <text:p>2240</text:p>
          </table:table-cell>
          <table:table-cell ns42:value-type="float" table:style-name="TL_20_Data" office:value="2241" office:value-type="float">
            <text:p>2241</text:p>
          </table:table-cell>
          <table:table-cell ns42:value-type="float" table:style-name="TL_20_Data" office:value="4481" office:value-type="float">
            <text:p>4481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Wier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3" office:value-type="float">
            <text:p>17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Wierden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En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3" office:value-type="float">
            <text:p>16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764" office:value-type="float">
            <text:p>76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36" office:value-type="float">
            <text:p>336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2:value-type="float" table:style-name="TL_20_Data" office:value="819" office:value-type="float">
            <text:p>819</text:p>
          </table:table-cell>
          <table:table-cell ns42:value-type="float" table:style-name="TL_20_Data" office:value="771" office:value-type="float">
            <text:p>771</text:p>
          </table:table-cell>
          <table:table-cell ns42:value-type="float" table:style-name="TL_20_Data" office:value="1590" office:value-type="float">
            <text:p>1590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</text:p>
          </table:table-cell>
          <table:table-cell ns42:value-type="string" office:value-type="string">
            <text:p>'t 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Wier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9" office:value-type="float">
            <text:p>24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688" office:value-type="float">
            <text:p>688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322" office:value-type="float">
            <text:p>1322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ooge Hez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ooge Hezel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Not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8" office:value-type="float">
            <text:p>13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843" office:value-type="float">
            <text:p>84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Zun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528" office:value-type="float">
            <text:p>52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Zuna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Rect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Rectum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IJp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Enter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58" office:value-type="float">
            <text:p>458</text:p>
          </table:table-cell>
          <table:table-cell ns42:value-type="float" table:style-name="TL_20_Data" office:value="393" office:value-type="float">
            <text:p>393</text:p>
          </table:table-cell>
          <table:table-cell ns42:value-type="float" table:style-name="TL_20_Data" office:value="851" office:value-type="float">
            <text:p>85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En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415" office:value-type="float">
            <text:p>41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02" office:value-type="float">
            <text:p>902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607" office:value-type="float">
            <text:p>2607</text:p>
          </table:table-cell>
          <table:table-cell ns42:value-type="float" table:style-name="TL_20_Data" office:value="2329" office:value-type="float">
            <text:p>2329</text:p>
          </table:table-cell>
          <table:table-cell ns42:value-type="float" table:style-name="TL_20_Data" office:value="4936" office:value-type="float">
            <text:p>4936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ce41" office:value="113" office:value-type="float">
            <text:p>1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38" office:value-type="float">
            <text:p>1238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5" office:value-type="float">
            <text:p>55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426" office:value-type="float">
            <text:p>3426</text:p>
          </table:table-cell>
          <table:table-cell ns42:value-type="float" table:style-name="TL_20_Data" office:value="3100" office:value-type="float">
            <text:p>3100</text:p>
          </table:table-cell>
          <table:table-cell ns42:value-type="float" table:style-name="TL_20_Data" office:value="6526" office:value-type="float">
            <text:p>6526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ce41" office:value="146" office:value-type="float">
            <text:p>14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39" office:value-type="float">
            <text:p>33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2:value-type="float" table:style-name="TL_20_Data" office:value="723" office:value-type="float">
            <text:p>723</text:p>
          </table:table-cell>
          <table:table-cell ns42:value-type="float" table:style-name="TL_20_Data" office:value="696" office:value-type="float">
            <text:p>696</text:p>
          </table:table-cell>
          <table:table-cell ns42:value-type="float" table:style-name="TL_20_Data" office:value="1419" office:value-type="float">
            <text:p>141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office:value="8" table:style-name="TL_20_Data" table:number-columns-repeated="2" office:value-type="float">
            <text:p>8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0" office:value-type="float">
            <text:p>340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742" office:value-type="float">
            <text:p>742</text:p>
          </table:table-cell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1449" office:value-type="float">
            <text:p>1449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en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5" office:value-type="float">
            <text:p>11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494" office:value-type="float">
            <text:p>49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eng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300" office:value-type="float">
            <text:p>30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ong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6" office:value-type="float">
            <text:p>4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Tong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8" office:value-type="float">
            <text:p>7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380" office:value-type="float">
            <text:p>38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Wechter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483" office:value-type="float">
            <text:p>48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Herx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15" office:value-type="float">
            <text:p>31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Wijnvoor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M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67" table:style-name="TL_20_Data" table:number-columns-repeated="2" office:value-type="float">
            <text:p>67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50" office:value-type="float">
            <text:p>550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397" office:value-type="float">
            <text:p>1397</text:p>
          </table:table-cell>
          <table:table-cell ns42:value-type="float" table:style-name="TL_20_Data" office:value="1270" office:value-type="float">
            <text:p>1270</text:p>
          </table:table-cell>
          <table:table-cell ns42:value-type="float" table:style-name="TL_20_Data" office:value="2667" office:value-type="float">
            <text:p>266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44" office:value-type="float">
            <text:p>4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90" office:value-type="float">
            <text:p>890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office:value="3" table:style-name="TL_20_Data" table:number-columns-repeated="2" office:value-type="float">
            <text:p>3</text:p>
          </table:table-cell>
          <table:table-cell table:style-name="TL_20_Data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141" office:value-type="float">
            <text:p>2141</text:p>
          </table:table-cell>
          <table:table-cell ns42:value-type="float" table:style-name="TL_20_Data" office:value="1984" office:value-type="float">
            <text:p>1984</text:p>
          </table:table-cell>
          <table:table-cell ns42:value-type="float" table:style-name="TL_20_Data" office:value="4125" office:value-type="float">
            <text:p>4125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ce41" office:value="86" office:value-type="float">
            <text:p>8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Wil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3" office:value-type="float">
            <text:p>10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3" office:value-type="float">
            <text:p>10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Wil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Onderdijk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7" office:value-type="float">
            <text:p>4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Uiter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8" office:value-type="float">
            <text:p>5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uurtsch. Nieuwsta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43" office:value-type="float">
            <text:p>24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0" office:value-type="float">
            <text:p>150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680" office:value-type="float">
            <text:p>68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 IJsselmui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Ring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Nieuwe 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09" office:value-type="float">
            <text:p>309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Za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00" office:value-type="float">
            <text:p>10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Baa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e Zand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5" office:value-type="float">
            <text:p>165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735" office:value-type="float">
            <text:p>73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Ring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Trek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Baa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rafhorst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e Pla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53" office:value-type="float">
            <text:p>253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e Zand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Ooster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Zwijnsleger, Kee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Ooster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table:style-name="TL_20_Data" table:number-columns-repeated="7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00" office:value-type="float">
            <text:p>20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Zwolsche 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Bisschops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Kamper Zee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Oude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3" office:value-type="float">
            <text:p>31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772" office:value-type="float">
            <text:p>772</text:p>
          </table:table-cell>
          <table:table-cell ns42:value-type="float" table:style-name="TL_20_Data" office:value="1576" office:value-type="float">
            <text:p>1576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78" office:value-type="float">
            <text:p>478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1170" office:value-type="float">
            <text:p>1170</text:p>
          </table:table-cell>
          <table:table-cell ns42:value-type="float" table:style-name="TL_20_Data" office:value="1141" office:value-type="float">
            <text:p>1141</text:p>
          </table:table-cell>
          <table:table-cell ns42:value-type="float" table:style-name="TL_20_Data" office:value="2311" office:value-type="float">
            <text:p>231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Zal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Zal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rp Veeca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543" office:value-type="float">
            <text:p>54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9" office:value-type="float">
            <text:p>19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492" office:value-type="float">
            <text:p>492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N.H. Diaconie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5" office:value-type="float">
            <text:p>35</text:p>
          </table:table-cell>
          <table:table-cell table:style-name="TL_20_Data" table:number-columns-repeated="2"/>
          <table:table-cell ns42:value-type="float" table:style-name="TL_20_Data" office:value="291" office:value-type="float">
            <text:p>291</text:p>
          </table:table-cell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631" office:value-type="float">
            <text:p>63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3" office:value-type="float">
            <text:p>213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2:value-type="float" table:style-name="TL_20_Data" office:value="413" office:value-type="float">
            <text:p>413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852" office:value-type="float">
            <text:p>85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2" office:value-type="float">
            <text:p>232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458" office:value-type="float">
            <text:p>458</text:p>
          </table:table-cell>
          <table:table-cell ns42:value-type="float" table:style-name="TL_20_Data" office:value="465" office:value-type="float">
            <text:p>465</text:p>
          </table:table-cell>
          <table:table-cell ns42:value-type="float" table:style-name="TL_20_Data" office:value="923" office:value-type="float">
            <text:p>92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8" office:value-type="float">
            <text:p>68</text:p>
          </table:table-cell>
          <table:table-cell table:style-name="TL_20_Data" table:number-columns-repeated="4"/>
          <table:table-cell ns42:value-type="float" table:style-name="TL_20_Data" office:value="142" office:value-type="float">
            <text:p>142</text:p>
          </table:table-cell>
          <table:table-cell ns42:value-type="float" table:style-name="ce41" office:value="118" office:value-type="float">
            <text:p>1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19" office:value-type="float">
            <text:p>619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3"/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ns42:value-type="float" table:style-name="TL_20_Data" office:value="1178" office:value-type="float">
            <text:p>1178</text:p>
          </table:table-cell>
          <table:table-cell ns42:value-type="float" table:style-name="TL_20_Data" office:value="1252" office:value-type="float">
            <text:p>1252</text:p>
          </table:table-cell>
          <table:table-cell ns42:value-type="float" table:style-name="TL_20_Data" office:value="2430" office:value-type="float">
            <text:p>2430</text:p>
          </table:table-cell>
          <table:table-cell ns42:value-type="float" table:style-name="TL_20_Data" office:value="208" office:value-type="float">
            <text:p>208</text:p>
          </table:table-cell>
          <table:table-cell ns42:value-type="float" table:style-name="ce41" office:value="153" office:value-type="float">
            <text:p>1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table:style-name="TL_20_Data" table:number-columns-repeated="4"/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809" office:value-type="float">
            <text:p>80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04" office:value-type="float">
            <text:p>204</text:p>
          </table:table-cell>
          <table:table-cell table:style-name="TL_20_Data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726" office:value-type="float">
            <text:p>726</text:p>
          </table:table-cell>
          <table:table-cell ns42:value-type="float" table:style-name="TL_20_Data" office:value="610" office:value-type="float">
            <text:p>610</text:p>
          </table:table-cell>
          <table:table-cell ns42:value-type="float" table:style-name="TL_20_Data" office:value="1336" office:value-type="float">
            <text:p>133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36" office:value-type="float">
            <text:p>736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ns42:value-type="float" table:style-name="TL_20_Data" office:value="204" office:value-type="float">
            <text:p>204</text:p>
          </table:table-cell>
          <table:table-cell table:style-name="TL_20_Data"/>
          <table:table-cell ns42:value-type="float" table:style-name="TL_20_Data" office:value="151" office:value-type="float">
            <text:p>151</text:p>
          </table:table-cell>
          <table:table-cell table:style-name="TL_20_Data" table:number-columns-repeated="2"/>
          <table:table-cell ns42:value-type="float" table:style-name="TL_20_Data" office:value="1905" office:value-type="float">
            <text:p>1905</text:p>
          </table:table-cell>
          <table:table-cell ns42:value-type="float" table:style-name="TL_20_Data" office:value="1862" office:value-type="float">
            <text:p>1862</text:p>
          </table:table-cell>
          <table:table-cell ns42:value-type="float" table:style-name="TL_20_Data" office:value="3767" office:value-type="float">
            <text:p>3767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ce41" office:value="157" office:value-type="float">
            <text:p>15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et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6" table:style-name="TL_20_Data" table:number-columns-repeated="2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sticht v d. H. Carolus Borromeu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1" table:style-name="TL_20_Data" table:number-columns-repeated="2" office:value-type="float">
            <text:p>11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893" office:value-type="float">
            <text:p>89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2" office:value-type="float">
            <text:p>20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25" office:value-type="float">
            <text:p>425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003" office:value-type="float">
            <text:p>1003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Zwierenshuiz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7" table:style-name="TL_20_Data" table:number-columns-repeated="2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et Frater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44" office:value-type="float">
            <text:p>24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603" office:value-type="float">
            <text:p>603</text:p>
          </table:table-cell>
          <table:table-cell ns42:value-type="float" table:style-name="TL_20_Data" office:value="650" office:value-type="float">
            <text:p>650</text:p>
          </table:table-cell>
          <table:table-cell ns42:value-type="float" table:style-name="TL_20_Data" office:value="1253" office:value-type="float">
            <text:p>125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 Zwierenshuiz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 Broerens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16" office:value-type="float">
            <text:p>16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67" office:value-type="float">
            <text:p>267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734" office:value-type="float">
            <text:p>734</text:p>
          </table:table-cell>
          <table:table-cell ns42:value-type="float" table:style-name="TL_20_Data" office:value="706" office:value-type="float">
            <text:p>706</text:p>
          </table:table-cell>
          <table:table-cell ns42:value-type="float" table:style-name="TL_20_Data" office:value="1440" office:value-type="float">
            <text:p>1440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innen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488" office:value-type="float">
            <text:p>488</text:p>
          </table:table-cell>
          <table:table-cell ns42:value-type="float" table:style-name="TL_20_Data" office:value="873" office:value-type="float">
            <text:p>873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Weeshuis der N.H. Gem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37" office:value-type="float">
            <text:p>13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742" office:value-type="float">
            <text:p>74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Het Liefde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Het Heerin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Luth. Diaconessenstichtin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5" table:style-name="TL_20_Data" table:number-columns-repeated="2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03" office:value-type="float">
            <text:p>20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427" office:value-type="float">
            <text:p>427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061" office:value-type="float">
            <text:p>1061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De Emanuelshuiz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1" table:style-name="TL_20_Data" table:number-columns-repeated="2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De Velsterenhuiz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9" office:value-type="float">
            <text:p>15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461" office:value-type="float">
            <text:p>461</text:p>
          </table:table-cell>
          <table:table-cell ns42:value-type="float" table:style-name="TL_20_Data" office:value="812" office:value-type="float">
            <text:p>812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Hulpstrafgev. en Huis van Arr. en Bewarin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m. Passant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78" office:value-type="float">
            <text:p>278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2:value-type="float" table:style-name="TL_20_Data" office:value="732" office:value-type="float">
            <text:p>732</text:p>
          </table:table-cell>
          <table:table-cell ns42:value-type="float" table:style-name="TL_20_Data" office:value="795" office:value-type="float">
            <text:p>795</text:p>
          </table:table-cell>
          <table:table-cell ns42:value-type="float" table:style-name="TL_20_Data" office:value="1527" office:value-type="float">
            <text:p>1527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Buiten 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37" table:style-name="TL_20_Data" table:number-columns-repeated="2" office:value-type="float">
            <text:p>37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62" office:value-type="float">
            <text:p>662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1559" office:value-type="float">
            <text:p>1559</text:p>
          </table:table-cell>
          <table:table-cell ns42:value-type="float" table:style-name="TL_20_Data" office:value="1514" office:value-type="float">
            <text:p>1514</text:p>
          </table:table-cell>
          <table:table-cell ns42:value-type="float" table:style-name="TL_20_Data" office:value="3073" office:value-type="float">
            <text:p>307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Ned. Herv. Oude Mannen- en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3" office:value-type="float">
            <text:p>6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Instituut Loma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29" office:value-type="float">
            <text:p>629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1445" office:value-type="float">
            <text:p>1445</text:p>
          </table:table-cell>
          <table:table-cell ns42:value-type="float" table:style-name="TL_20_Data" office:value="1589" office:value-type="float">
            <text:p>1589</text:p>
          </table:table-cell>
          <table:table-cell ns42:value-type="float" table:style-name="TL_20_Data" office:value="3034" office:value-type="float">
            <text:p>3034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Gest. v d. H. Vincentius a Paulo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Gem. Sophia 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213" office:value-type="float">
            <text:p>1213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2893" office:value-type="float">
            <text:p>2893</text:p>
          </table:table-cell>
          <table:table-cell ns42:value-type="float" table:style-name="TL_20_Data" office:value="2894" office:value-type="float">
            <text:p>2894</text:p>
          </table:table-cell>
          <table:table-cell ns42:value-type="float" table:style-name="TL_20_Data" office:value="5787" office:value-type="float">
            <text:p>5787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ce41" office:value="48" office:value-type="float">
            <text:p>4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O</text:p>
          </table:table-cell>
          <table:table-cell ns42:value-type="string" office:value-type="string">
            <text:p>Het Haersolter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O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81" office:value-type="float">
            <text:p>108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2708" office:value-type="float">
            <text:p>2708</text:p>
          </table:table-cell>
          <table:table-cell ns42:value-type="float" table:style-name="TL_20_Data" office:value="2643" office:value-type="float">
            <text:p>2643</text:p>
          </table:table-cell>
          <table:table-cell ns42:value-type="float" table:style-name="TL_20_Data" office:value="5351" office:value-type="float">
            <text:p>5351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ce41" office:value="66" office:value-type="float">
            <text:p>6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476" office:value-type="float">
            <text:p>5476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315" office:value-type="float">
            <text:p>315</text:p>
          </table:table-cell>
          <table:table-cell table:style-name="TL_20_Data" table:number-columns-repeated="2"/>
          <table:table-cell ns42:value-type="float" table:style-name="TL_20_Data" office:value="13391" office:value-type="float">
            <text:p>13391</text:p>
          </table:table-cell>
          <table:table-cell ns42:value-type="float" table:style-name="TL_20_Data" office:value="14389" office:value-type="float">
            <text:p>14389</text:p>
          </table:table-cell>
          <table:table-cell ns42:value-type="float" table:style-name="TL_20_Data" office:value="27780" office:value-type="float">
            <text:p>27780</text:p>
          </table:table-cell>
          <table:table-cell ns42:value-type="float" table:style-name="TL_20_Data" office:value="485" office:value-type="float">
            <text:p>485</text:p>
          </table:table-cell>
          <table:table-cell ns42:value-type="float" table:style-name="ce41" office:value="390" office:value-type="float">
            <text:p>39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86" office:value-type="float">
            <text:p>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7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55" office:value-type="float">
            <text:p>155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O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7"/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24" office:value-type="float">
            <text:p>224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1" office:value-type="float">
            <text:p>29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726" office:value-type="float">
            <text:p>726</text:p>
          </table:table-cell>
          <table:table-cell ns42:value-type="float" table:style-name="TL_20_Data" office:value="684" office:value-type="float">
            <text:p>684</text:p>
          </table:table-cell>
          <table:table-cell ns42:value-type="float" table:style-name="TL_20_Data" office:value="1410" office:value-type="float">
            <text:p>141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18" office:value-type="float">
            <text:p>118</text:p>
          </table:table-cell>
          <table:table-cell table:style-name="TL_20_Data" table:number-columns-repeated="4"/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548" office:value-type="float">
            <text:p>54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05" office:value-type="float">
            <text:p>105</text:p>
          </table:table-cell>
          <table:table-cell table:style-name="TL_20_Data" table:number-columns-repeated="4"/>
          <table:table-cell ns42:value-type="float" table:style-name="TL_20_Data" office:value="235" office:value-type="float">
            <text:p>235</text:p>
          </table:table-cell>
          <table:table-cell ns42:value-type="float" table:style-name="ce41" office:value="210" office:value-type="float">
            <text:p>2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Pers. zonder vaste woonplaats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45" office:value-type="float">
            <text:p>44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442" office:value-type="float">
            <text:p>1442</text:p>
          </table:table-cell>
          <table:table-cell ns42:value-type="float" table:style-name="TL_20_Data" office:value="1335" office:value-type="float">
            <text:p>1335</text:p>
          </table:table-cell>
          <table:table-cell ns42:value-type="float" table:style-name="TL_20_Data" office:value="2777" office:value-type="float">
            <text:p>2777</text:p>
          </table:table-cell>
          <table:table-cell ns42:value-type="float" table:style-name="TL_20_Data" office:value="264" office:value-type="float">
            <text:p>264</text:p>
          </table:table-cell>
          <table:table-cell ns42:value-type="float" table:style-name="ce41" office:value="242" office:value-type="float">
            <text:p>2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921" office:value-type="float">
            <text:p>5921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4835" office:value-type="float">
            <text:p>14835</text:p>
          </table:table-cell>
          <table:table-cell ns42:value-type="float" table:style-name="TL_20_Data" office:value="15725" office:value-type="float">
            <text:p>15725</text:p>
          </table:table-cell>
          <table:table-cell ns42:value-type="float" table:style-name="TL_20_Data" office:value="30560" office:value-type="float">
            <text:p>30560</text:p>
          </table:table-cell>
          <table:table-cell ns42:value-type="float" table:style-name="TL_20_Data" office:value="749" office:value-type="float">
            <text:p>749</text:p>
          </table:table-cell>
          <table:table-cell ns42:value-type="float" table:style-name="ce41" office:value="632" office:value-type="float">
            <text:p>6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Cellemui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Roebollige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78" office:value-type="float">
            <text:p>78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arsel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Geune Overwater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01" office:value-type="float">
            <text:p>10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Nieuwe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Oude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66" office:value-type="float">
            <text:p>16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Zee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is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's Heeren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Westenho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1" office:value-type="float">
            <text:p>10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Vo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po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231" office:value-type="float">
            <text:p>231</text:p>
          </table:table-cell>
          <table:table-cell ns42:value-type="float" table:style-name="TL_20_Data" office:value="482" office:value-type="float">
            <text:p>48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poolde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che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73" table:style-name="TL_20_Data" table:number-columns-repeated="2" office:value-type="float">
            <text:p>73</text:p>
          </table:table-cell>
          <table:table-cell ns42:value-type="float" table:style-name="TL_20_Data" office:value="146" office:value-type="float">
            <text:p>14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Oldene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34" office:value-type="float">
            <text:p>2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arcu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Windeshei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oog-Zuthe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Laag-Zuthe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Itter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364" office:value-type="float">
            <text:p>364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Ittersum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Zalu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Wijth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285" office:value-type="float">
            <text:p>28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erf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Veld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Poepers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Poepershoek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Bruggen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Bruggenhoek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Brink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8" office:value-type="float">
            <text:p>10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Langen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ae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58" office:value-type="float">
            <text:p>258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aers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Gen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table:style-name="TL_20_Data" table:number-columns-repeated="7"/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40" office:value-type="float">
            <text:p>140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ol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98" office:value-type="float">
            <text:p>9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treuk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82" office:value-type="float">
            <text:p>18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50" office:value-type="float">
            <text:p>1150</text:p>
          </table:table-cell>
          <table:table-cell ns42:value-type="float" table:style-name="TL_20_Data" office:value="53" office:value-type="float">
            <text:p>53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045" office:value-type="float">
            <text:p>3045</text:p>
          </table:table-cell>
          <table:table-cell ns42:value-type="float" table:style-name="TL_20_Data" office:value="2729" office:value-type="float">
            <text:p>2729</text:p>
          </table:table-cell>
          <table:table-cell ns42:value-type="float" table:style-name="TL_20_Data" office:value="5774" office:value-type="float">
            <text:p>5774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ce41" office:value="65" office:value-type="float">
            <text:p>6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70" office:value-type="float">
            <text:p>570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154" office:value-type="float">
            <text:p>1154</text:p>
          </table:table-cell>
          <table:table-cell ns42:value-type="float" table:style-name="TL_20_Data" office:value="1143" office:value-type="float">
            <text:p>1143</text:p>
          </table:table-cell>
          <table:table-cell ns42:value-type="float" table:style-name="TL_20_Data" office:value="2297" office:value-type="float">
            <text:p>2297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69" office:value-type="float">
            <text:p>26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685" office:value-type="float">
            <text:p>685</text:p>
          </table:table-cell>
          <table:table-cell ns42:value-type="float" table:style-name="TL_20_Data" office:value="657" office:value-type="float">
            <text:p>657</text:p>
          </table:table-cell>
          <table:table-cell ns42:value-type="float" table:style-name="TL_20_Data" office:value="1342" office:value-type="float">
            <text:p>134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60" office:value-type="float">
            <text:p>960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152" office:value-type="float">
            <text:p>2152</text:p>
          </table:table-cell>
          <table:table-cell ns42:value-type="float" table:style-name="TL_20_Data" office:value="2121" office:value-type="float">
            <text:p>2121</text:p>
          </table:table-cell>
          <table:table-cell ns42:value-type="float" table:style-name="TL_20_Data" office:value="4273" office:value-type="float">
            <text:p>4273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ce41" office:value="46" office:value-type="float">
            <text:p>4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895" office:value-type="float">
            <text:p>1895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4210" office:value-type="float">
            <text:p>4210</text:p>
          </table:table-cell>
          <table:table-cell ns42:value-type="float" table:style-name="TL_20_Data" office:value="4205" office:value-type="float">
            <text:p>4205</text:p>
          </table:table-cell>
          <table:table-cell ns42:value-type="float" table:style-name="TL_20_Data" office:value="8415" office:value-type="float">
            <text:p>8415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ce41" office:value="143" office:value-type="float">
            <text:p>14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16" office:value-type="float">
            <text:p>1116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868" office:value-type="float">
            <text:p>2868</text:p>
          </table:table-cell>
          <table:table-cell ns42:value-type="float" table:style-name="TL_20_Data" office:value="2678" office:value-type="float">
            <text:p>2678</text:p>
          </table:table-cell>
          <table:table-cell ns42:value-type="float" table:style-name="TL_20_Data" office:value="5546" office:value-type="float">
            <text:p>5546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ce41" office:value="80" office:value-type="float">
            <text:p>8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3230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011" office:value-type="float">
            <text:p>301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7080" office:value-type="float">
            <text:p>7080</text:p>
          </table:table-cell>
          <table:table-cell ns42:value-type="float" table:style-name="TL_20_Data" office:value="6883" office:value-type="float">
            <text:p>6883</text:p>
          </table:table-cell>
          <table:table-cell ns42:value-type="float" table:style-name="TL_20_Data" office:value="13963" office:value-type="float">
            <text:p>13963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ce41" office:value="223" office:value-type="float">
            <text:p>2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890" office:value-type="float">
            <text:p>4890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92" office:value-type="float">
            <text:p>592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0758" office:value-type="float">
            <text:p>10758</text:p>
          </table:table-cell>
          <table:table-cell ns42:value-type="float" table:style-name="TL_20_Data" office:value="10561" office:value-type="float">
            <text:p>10561</text:p>
          </table:table-cell>
          <table:table-cell ns42:value-type="float" table:style-name="TL_20_Data" office:value="21319" office:value-type="float">
            <text:p>21319</text:p>
          </table:table-cell>
          <table:table-cell ns42:value-type="float" table:style-name="TL_20_Data" office:value="618" office:value-type="float">
            <text:p>618</text:p>
          </table:table-cell>
          <table:table-cell ns42:value-type="float" table:style-name="ce41" office:value="452" office:value-type="float">
            <text:p>45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873" office:value-type="float">
            <text:p>7873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37" office:value-type="float">
            <text:p>33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21" office:value-type="float">
            <text:p>621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2141" office:value-type="float">
            <text:p>22141</text:p>
          </table:table-cell>
          <table:table-cell ns42:value-type="float" table:style-name="TL_20_Data" office:value="19814" office:value-type="float">
            <text:p>19814</text:p>
          </table:table-cell>
          <table:table-cell ns42:value-type="float" table:style-name="TL_20_Data" office:value="41955" office:value-type="float">
            <text:p>41955</text:p>
          </table:table-cell>
          <table:table-cell ns42:value-type="float" table:style-name="TL_20_Data" office:value="818" office:value-type="float">
            <text:p>818</text:p>
          </table:table-cell>
          <table:table-cell ns42:value-type="float" table:style-name="ce41" office:value="720" office:value-type="float">
            <text:p>7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08" office:value-type="float">
            <text:p>1908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5090" office:value-type="float">
            <text:p>5090</text:p>
          </table:table-cell>
          <table:table-cell ns42:value-type="float" table:style-name="TL_20_Data" office:value="4809" office:value-type="float">
            <text:p>4809</text:p>
          </table:table-cell>
          <table:table-cell ns42:value-type="float" table:style-name="TL_20_Data" office:value="9899" office:value-type="float">
            <text:p>9899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ce41" office:value="165" office:value-type="float">
            <text:p>16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3294.4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4671" office:value-type="float">
            <text:p>14671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64" office:value-type="float">
            <text:p>1264</text:p>
          </table:table-cell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7996" office:value-type="float">
            <text:p>37996</text:p>
          </table:table-cell>
          <table:table-cell ns42:value-type="float" table:style-name="TL_20_Data" office:value="35195" office:value-type="float">
            <text:p>35195</text:p>
          </table:table-cell>
          <table:table-cell ns42:value-type="float" table:style-name="TL_20_Data" office:value="73191" office:value-type="float">
            <text:p>73191</text:p>
          </table:table-cell>
          <table:table-cell ns42:value-type="float" table:style-name="TL_20_Data" office:value="1617" office:value-type="float">
            <text:p>1617</text:p>
          </table:table-cell>
          <table:table-cell ns42:value-type="float" table:style-name="ce41" office:value="1337" office:value-type="float">
            <text:p>13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384" office:value-type="float">
            <text:p>5384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96" office:value-type="float">
            <text:p>49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3072" office:value-type="float">
            <text:p>13072</text:p>
          </table:table-cell>
          <table:table-cell ns42:value-type="float" table:style-name="TL_20_Data" office:value="13320" office:value-type="float">
            <text:p>13320</text:p>
          </table:table-cell>
          <table:table-cell ns42:value-type="float" table:style-name="TL_20_Data" office:value="26392" office:value-type="float">
            <text:p>26392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ce41" office:value="306" office:value-type="float">
            <text:p>30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750" office:value-type="float">
            <text:p>8750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3651" office:value-type="float">
            <text:p>23651</text:p>
          </table:table-cell>
          <table:table-cell ns42:value-type="float" table:style-name="TL_20_Data" office:value="21581" office:value-type="float">
            <text:p>21581</text:p>
          </table:table-cell>
          <table:table-cell ns42:value-type="float" table:style-name="TL_20_Data" office:value="45232" office:value-type="float">
            <text:p>45232</text:p>
          </table:table-cell>
          <table:table-cell ns42:value-type="float" table:style-name="TL_20_Data" office:value="590" office:value-type="float">
            <text:p>590</text:p>
          </table:table-cell>
          <table:table-cell ns42:value-type="float" table:style-name="ce41" office:value="540" office:value-type="float">
            <text:p>54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472" office:value-type="float">
            <text:p>6472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20" office:value-type="float">
            <text:p>120</text:p>
          </table:table-cell>
          <table:table-cell table:style-name="TL_20_Data"/>
          <table:table-cell ns42:value-type="float" table:style-name="TL_20_Data" office:value="545" office:value-type="float">
            <text:p>545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7352" office:value-type="float">
            <text:p>17352</text:p>
          </table:table-cell>
          <table:table-cell ns42:value-type="float" table:style-name="TL_20_Data" office:value="16197" office:value-type="float">
            <text:p>16197</text:p>
          </table:table-cell>
          <table:table-cell ns42:value-type="float" table:style-name="TL_20_Data" office:value="33549" office:value-type="float">
            <text:p>33549</text:p>
          </table:table-cell>
          <table:table-cell ns42:value-type="float" table:style-name="TL_20_Data" office:value="526" office:value-type="float">
            <text:p>526</text:p>
          </table:table-cell>
          <table:table-cell ns42:value-type="float" table:style-name="ce41" office:value="385" office:value-type="float">
            <text:p>38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ce12" office:value-type="string">
            <office:annotation draw:style-name="gr1" svg:height="125.26pt" draw:caption-point-y="7.77pt" svg:width="127.42pt" svg:x="263.88pt" draw:caption-point-x="-12.08pt" svg:y="13358.2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6" table:style-name="TL_20_Data" table:number-columns-repeated="2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0606" office:value-type="float">
            <text:p>20606</text:p>
          </table:table-cell>
          <table:table-cell ns42:value-type="float" table:style-name="TL_20_Data" office:value="700" office:value-type="float">
            <text:p>700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294" office:value-type="float">
            <text:p>1294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54081" office:value-type="float">
            <text:p>54081</text:p>
          </table:table-cell>
          <table:table-cell ns42:value-type="float" table:style-name="TL_20_Data" office:value="51104" office:value-type="float">
            <text:p>51104</text:p>
          </table:table-cell>
          <table:table-cell ns42:value-type="float" table:style-name="TL_20_Data" office:value="105185" office:value-type="float">
            <text:p>105185</text:p>
          </table:table-cell>
          <table:table-cell ns42:value-type="float" table:style-name="TL_20_Data" office:value="1557" office:value-type="float">
            <text:p>1557</text:p>
          </table:table-cell>
          <table:table-cell ns42:value-type="float" table:style-name="ce41" office:value="1231" office:value-type="float">
            <text:p>12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144" office:value-type="float">
            <text:p>7144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55" office:value-type="float">
            <text:p>755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8547" office:value-type="float">
            <text:p>18547</text:p>
          </table:table-cell>
          <table:table-cell ns42:value-type="float" table:style-name="TL_20_Data" office:value="18849" office:value-type="float">
            <text:p>18849</text:p>
          </table:table-cell>
          <table:table-cell ns42:value-type="float" table:style-name="TL_20_Data" office:value="37396" office:value-type="float">
            <text:p>37396</text:p>
          </table:table-cell>
          <table:table-cell ns42:value-type="float" table:style-name="TL_20_Data" office:value="595" office:value-type="float">
            <text:p>595</text:p>
          </table:table-cell>
          <table:table-cell ns42:value-type="float" table:style-name="ce41" office:value="477" office:value-type="float">
            <text:p>47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87" office:value-type="float">
            <text:p>1387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5" office:value-type="float">
            <text:p>65</text:p>
          </table:table-cell>
          <table:table-cell table:style-name="TL_20_Data" table:number-columns-repeated="2"/>
          <table:table-cell ns42:value-type="float" table:style-name="TL_20_Data" office:value="3721" office:value-type="float">
            <text:p>3721</text:p>
          </table:table-cell>
          <table:table-cell ns42:value-type="float" table:style-name="TL_20_Data" office:value="3527" office:value-type="float">
            <text:p>3527</text:p>
          </table:table-cell>
          <table:table-cell ns42:value-type="float" table:style-name="TL_20_Data" office:value="7248" office:value-type="float">
            <text:p>7248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ce41" office:value="49" office:value-type="float">
            <text:p>4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60" office:value-type="float">
            <text:p>1960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5713" office:value-type="float">
            <text:p>5713</text:p>
          </table:table-cell>
          <table:table-cell ns42:value-type="float" table:style-name="TL_20_Data" office:value="5236" office:value-type="float">
            <text:p>5236</text:p>
          </table:table-cell>
          <table:table-cell ns42:value-type="float" table:style-name="TL_20_Data" office:value="10949" office:value-type="float">
            <text:p>10949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ce12" office:value-type="string">
            <office:annotation draw:style-name="gr2" svg:height="125.23pt" draw:caption-point-y="7.77pt" svg:width="127.42pt" svg:x="263.88pt" draw:caption-point-x="-12.08pt" svg:y="13421.9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491" office:value-type="float">
            <text:p>10491</text:p>
          </table:table-cell>
          <table:table-cell ns42:value-type="float" table:style-name="TL_20_Data" office:value="256" office:value-type="float">
            <text:p>256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96" office:value-type="float">
            <text:p>896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7987" office:value-type="float">
            <text:p>27987</text:p>
          </table:table-cell>
          <table:table-cell ns42:value-type="float" table:style-name="TL_20_Data" office:value="27614" office:value-type="float">
            <text:p>27614</text:p>
          </table:table-cell>
          <table:table-cell ns42:value-type="float" table:style-name="TL_20_Data" office:value="55601" office:value-type="float">
            <text:p>55601</text:p>
          </table:table-cell>
          <table:table-cell ns42:value-type="float" table:style-name="TL_20_Data" office:value="748" office:value-type="float">
            <text:p>748</text:p>
          </table:table-cell>
          <table:table-cell ns42:value-type="float" table:style-name="ce41" office:value="622" office:value-type="float">
            <text:p>6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01-5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805" office:value-type="float">
            <text:p>13805</text:p>
          </table:table-cell>
          <table:table-cell ns42:value-type="float" table:style-name="TL_20_Data" office:value="333" office:value-type="float">
            <text:p>333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194" office:value-type="float">
            <text:p>1194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35193" office:value-type="float">
            <text:p>35193</text:p>
          </table:table-cell>
          <table:table-cell ns42:value-type="float" table:style-name="TL_20_Data" office:value="36647" office:value-type="float">
            <text:p>36647</text:p>
          </table:table-cell>
          <table:table-cell ns42:value-type="float" table:style-name="TL_20_Data" office:value="71840" office:value-type="float">
            <text:p>71840</text:p>
          </table:table-cell>
          <table:table-cell ns42:value-type="float" table:style-name="TL_20_Data" office:value="1348" office:value-type="float">
            <text:p>1348</text:p>
          </table:table-cell>
          <table:table-cell ns42:value-type="float" table:style-name="ce41" office:value="988" office:value-type="float">
            <text:p>98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01-5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88" office:value-type="float">
            <text:p>1588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808" office:value-type="float">
            <text:p>4808</text:p>
          </table:table-cell>
          <table:table-cell ns42:value-type="float" table:style-name="TL_20_Data" office:value="4450" office:value-type="float">
            <text:p>4450</text:p>
          </table:table-cell>
          <table:table-cell ns42:value-type="float" table:style-name="TL_20_Data" office:value="9258" office:value-type="float">
            <text:p>9258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ce41" office:value="274" office:value-type="float">
            <text:p>27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01-50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3472.9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01-5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393" office:value-type="float">
            <text:p>15393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305" office:value-type="float">
            <text:p>1305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0017" office:value-type="float">
            <text:p>40017</text:p>
          </table:table-cell>
          <table:table-cell ns42:value-type="float" table:style-name="TL_20_Data" office:value="41108" office:value-type="float">
            <text:p>41108</text:p>
          </table:table-cell>
          <table:table-cell ns42:value-type="float" table:style-name="TL_20_Data" office:value="81125" office:value-type="float">
            <text:p>81125</text:p>
          </table:table-cell>
          <table:table-cell ns42:value-type="float" table:style-name="TL_20_Data" office:value="1640" office:value-type="float">
            <text:p>1640</text:p>
          </table:table-cell>
          <table:table-cell ns42:value-type="float" table:style-name="ce41" office:value="1262" office:value-type="float">
            <text:p>126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3688" office:value-type="float">
            <text:p>33688</text:p>
          </table:table-cell>
          <table:table-cell ns42:value-type="float" table:style-name="TL_20_Data" office:value="1016" office:value-type="float">
            <text:p>1016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3351" office:value-type="float">
            <text:p>3351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2934" office:value-type="float">
            <text:p>82934</text:p>
          </table:table-cell>
          <table:table-cell ns42:value-type="float" table:style-name="TL_20_Data" office:value="84725" office:value-type="float">
            <text:p>84725</text:p>
          </table:table-cell>
          <table:table-cell ns42:value-type="float" table:style-name="TL_20_Data" office:value="167659" office:value-type="float">
            <text:p>167659</text:p>
          </table:table-cell>
          <table:table-cell ns42:value-type="float" table:style-name="TL_20_Data" office:value="3213" office:value-type="float">
            <text:p>3213</text:p>
          </table:table-cell>
          <table:table-cell ns42:value-type="float" table:style-name="ce41" office:value="2383" office:value-type="float">
            <text:p>238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0983" office:value-type="float">
            <text:p>20983</text:p>
          </table:table-cell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492" office:value-type="float">
            <text:p>49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118" office:value-type="float">
            <text:p>1118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57874" office:value-type="float">
            <text:p>57874</text:p>
          </table:table-cell>
          <table:table-cell ns42:value-type="float" table:style-name="TL_20_Data" office:value="52707" office:value-type="float">
            <text:p>52707</text:p>
          </table:table-cell>
          <table:table-cell ns42:value-type="float" table:style-name="TL_20_Data" office:value="110581" office:value-type="float">
            <text:p>110581</text:p>
          </table:table-cell>
          <table:table-cell ns42:value-type="float" table:style-name="TL_20_Data" office:value="1870" office:value-type="float">
            <text:p>1870</text:p>
          </table:table-cell>
          <table:table-cell ns42:value-type="float" table:style-name="ce41" office:value="1686" office:value-type="float">
            <text:p>168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461" office:value-type="float">
            <text:p>10461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77" office:value-type="float">
            <text:p>677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8468" office:value-type="float">
            <text:p>28468</text:p>
          </table:table-cell>
          <table:table-cell ns42:value-type="float" table:style-name="TL_20_Data" office:value="26563" office:value-type="float">
            <text:p>26563</text:p>
          </table:table-cell>
          <table:table-cell ns42:value-type="float" table:style-name="TL_20_Data" office:value="55031" office:value-type="float">
            <text:p>55031</text:p>
          </table:table-cell>
          <table:table-cell ns42:value-type="float" table:style-name="TL_20_Data" office:value="810" office:value-type="float">
            <text:p>810</text:p>
          </table:table-cell>
          <table:table-cell ns42:value-type="float" table:style-name="ce41" office:value="652" office:value-type="float">
            <text:p>65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3536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7" office:value-type="float">
            <text:p>6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1">
          <table:table-cell ns42:value-type="string" table:style-name="ce7" office:value-type="string">
            <text:p>Geheele Provincie</text:p>
          </table:table-cell>
          <table:table-cell ns42:value-type="string" table:style-name="ce13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ce13"/>
          <table:table-cell table:style-name="ce19"/>
          <table:table-cell table:style-name="ce24"/>
          <table:table-cell/>
          <table:table-cell ns42:value-type="float" table:style-name="ce29" office:value="65132" office:value-type="float">
            <office:annotation draw:style-name="gr3" svg:height="55.53pt" draw:caption-point-y="7.77pt" svg:width="101.62pt" svg:x="660.73pt" draw:caption-point-x="-12.19pt" svg:y="13549.49pt" draw:text-style-name="P2">
              <dc:creator>CGM</dc:creator>
              <dc:date>2015-02-05T00:00:00</dc:date>
              <text:p text:style-name="P1"><text:span text:style-name="T1">Waaronder 21 keeten.</text:span></text:p>
              <text:p text:style-name="P1"><text:span text:style-name="T1"/></text:p>
            </office:annotation>
            <text:p>65132</text:p>
            <office:annotation>
              <text:p>http://www.w3.org/1999/02/22-rdf-syntax-ns#type=http://www.w3.org/2000/01/rdf-schema#Resource</text:p>
              <text:p>http://bit.ly/cedar-tablink#value=waaronder 21 kee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ns42:value-type="float" table:style-name="ce33" office:value="2052" office:value-type="float">
            <text:p>2052</text:p>
          </table:table-cell>
          <table:table-cell ns42:value-type="float" table:style-name="ce33" office:value="203" office:value-type="float">
            <text:p>203</text:p>
          </table:table-cell>
          <table:table-cell ns42:value-type="float" table:style-name="ce33" office:value="900" office:value-type="float">
            <text:p>900</text:p>
          </table:table-cell>
          <table:table-cell ns42:value-type="float" table:style-name="ce33" office:value="27" office:value-type="float">
            <text:p>27</text:p>
          </table:table-cell>
          <table:table-cell ns42:value-type="float" table:style-name="ce33" office:value="5146" office:value-type="float">
            <text:p>5146</text:p>
          </table:table-cell>
          <table:table-cell ns42:value-type="float" table:style-name="ce33" office:value="430" office:value-type="float">
            <text:p>430</text:p>
          </table:table-cell>
          <table:table-cell ns42:value-type="float" table:style-name="ce33" office:value="51" office:value-type="float">
            <text:p>51</text:p>
          </table:table-cell>
          <table:table-cell ns42:value-type="float" table:style-name="ce33" office:value="169313" office:value-type="float">
            <text:p>169313</text:p>
          </table:table-cell>
          <table:table-cell ns42:value-type="float" table:style-name="ce33" office:value="164025" office:value-type="float">
            <text:p>164025</text:p>
          </table:table-cell>
          <table:table-cell ns42:value-type="float" table:style-name="ce33" office:value="333338" office:value-type="float">
            <text:p>333338</text:p>
          </table:table-cell>
          <table:table-cell ns42:value-type="float" table:style-name="ce33" office:value="5893" office:value-type="float">
            <text:p>5893</text:p>
          </table:table-cell>
          <table:table-cell ns42:value-type="float" table:style-name="ce42" office:value="4721" office:value-type="float">
            <text:p>4721</text:p>
          </table:table-cell>
          <table:table-cell ns42:value-type="string" table:style-name="ce47" office:value-type="string">
            <text:p>VT_1899</text:p>
          </table:table-cell>
          <table:table-cell ns42:value-type="string" table:style-name="ce51" office:value-type="string">
            <text:p>08_D1</text:p>
          </table:table-cell>
          <table:table-cell ns42:value-type="float" table:style-name="ce51" office:value="37" office:value-type="float">
            <text:p>37</text:p>
          </table:table-cell>
          <table:table-cell ns42:value-type="string" table:style-name="ce51" office:value-type="string">
            <text:p>OV</text:p>
          </table:table-cell>
          <table:table-cell ns42:value-type="string" table:style-name="ce57" office:value-type="string">
            <text:p>03_0323</text:p>
          </table:table-cell>
          <table:table-cell table:number-columns-repeated="1000"/>
        </table:table-row>
        <table:table-row table:style-name="ro4" table:number-rows-repeated="104751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Lucida Sans Unicode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family-complex="Arial" style:font-name="Arial" fo:font-family="Arial" style:font-name-complex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21:38:20.28583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" style:page-layout-name="Mpm3" style:display-name="PageStyle_Overijssel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10-28T13:41:55</meta:creation-date>
    <dc:date>2015-03-30T21:39:15.003633000</dc:date>
    <meta:editing-duration>PT3M51S</meta:editing-duration>
    <meta:editing-cycles>3</meta:editing-cycles>
    <meta:document-statistic meta:object-count="0" meta:cell-count="16323" meta:table-count="1"/>
    <meta:generator>ODFPY/1.3.5</meta:generator>
  </office:meta>
</office:document-meta>
</file>